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onques-Demi" svg:font-family="Conques-Dem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859in" fo:margin-left="-0.075in" fo:margin-top="0in" fo:margin-bottom="0in" table:align="left" style:writing-mode="lr-tb"/>
    </style:style>
    <style:style style:name="Table1.A" style:family="table-column">
      <style:table-column-properties style:column-width="0.8826in"/>
    </style:style>
    <style:style style:name="Table1.B" style:family="table-column">
      <style:table-column-properties style:column-width="0.9486in"/>
    </style:style>
    <style:style style:name="Table1.C" style:family="table-column">
      <style:table-column-properties style:column-width="2.0278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7"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6.575in" fo:margin-left="-0.075in" fo:margin-top="0in" fo:margin-bottom="0in" table:align="left" style:writing-mode="lr-tb"/>
    </style:style>
    <style:style style:name="Table2.A" style:family="table-column">
      <style:table-column-properties style:column-width="1.0785in"/>
    </style:style>
    <style:style style:name="Table2.B" style:family="table-column">
      <style:table-column-properties style:column-width="0.8729in"/>
    </style:style>
    <style:style style:name="Table2.C" style:family="table-column">
      <style:table-column-properties style:column-width="1.0778in"/>
    </style:style>
    <style:style style:name="Table2.D" style:family="table-column">
      <style:table-column-properties style:column-width="0.8722in"/>
    </style:style>
    <style:style style:name="Table2.E" style:family="table-column">
      <style:table-column-properties style:column-width="1.1035in"/>
    </style:style>
    <style:style style:name="Table2.F" style:family="table-column">
      <style:table-column-properties style:column-width="0.6944in"/>
    </style:style>
    <style:style style:name="Table2.G" style:family="table-column">
      <style:table-column-properties style:column-width="0.875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F2" style:family="table-cell">
      <style:table-cell-properties style:vertical-align="" fo:padding-left="0.075in" fo:padding-right="0.075in" fo:padding-top="0in" fo:padding-bottom="0in" fo:border-left="none" fo:border-right="none" fo:border-top="0.5pt solid #000001" fo:border-bottom="0.5pt solid #000001"/>
    </style:style>
    <style:style style:name="Table2.3" style:family="table-row">
      <style:table-row-properties style:min-row-height="0.0993in" fo:keep-together="always"/>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A11"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2.9826in" fo:margin-left="-0.075in" fo:margin-top="0in" fo:margin-bottom="0in" table:align="left" style:writing-mode="lr-tb"/>
    </style:style>
    <style:style style:name="Table3.A" style:family="table-column">
      <style:table-column-properties style:column-width="1.7215in"/>
    </style:style>
    <style:style style:name="Table3.B" style:family="table-column">
      <style:table-column-properties style:column-width="1.2604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8"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1.3924in" fo:margin-left="-0.075in" fo:margin-top="0in" fo:margin-bottom="0in" table:align="left" style:writing-mode="lr-tb"/>
    </style:style>
    <style:style style:name="Table4.A" style:family="table-column">
      <style:table-column-properties style:column-width="1.041in"/>
    </style:style>
    <style:style style:name="Table4.B" style:family="table-column">
      <style:table-column-properties style:column-width="0.3507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5"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2.4875in" fo:margin-left="-0.075in" fo:margin-top="0in" fo:margin-bottom="0in" table:align="left" style:writing-mode="lr-tb"/>
    </style:style>
    <style:style style:name="Table5.A" style:family="table-column">
      <style:table-column-properties style:column-width="2.1361in"/>
    </style:style>
    <style:style style:name="Table5.B" style:family="table-column">
      <style:table-column-properties style:column-width="0.3507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6"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2.4722in" fo:margin-left="-0.075in" fo:margin-top="0in" fo:margin-bottom="0in" table:align="left" style:writing-mode="lr-tb"/>
    </style:style>
    <style:style style:name="Table6.A" style:family="table-column">
      <style:table-column-properties style:column-width="1.5618in"/>
    </style:style>
    <style:style style:name="Table6.B" style:family="table-column">
      <style:table-column-properties style:column-width="0.9097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5"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2.95in" fo:margin-left="-0.075in" fo:margin-top="0in" fo:margin-bottom="0in" table:align="left" style:writing-mode="lr-tb"/>
    </style:style>
    <style:style style:name="Table7.A" style:family="table-column">
      <style:table-column-properties style:column-width="2.0396in"/>
    </style:style>
    <style:style style:name="Table7.B" style:family="table-column">
      <style:table-column-properties style:column-width="0.9097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4"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2.2174in" fo:margin-left="-0.075in" fo:margin-top="0in" fo:margin-bottom="0in" table:align="left" style:writing-mode="lr-tb"/>
    </style:style>
    <style:style style:name="Table8.A" style:family="table-column">
      <style:table-column-properties style:column-width="1.0097in"/>
    </style:style>
    <style:style style:name="Table8.B" style:family="table-column">
      <style:table-column-properties style:column-width="1.2069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2" style:family="table-row">
      <style:table-row-properties fo:keep-together="auto"/>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6"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3.3326in" fo:margin-left="-0.075in" fo:margin-top="0in" fo:margin-bottom="0in" table:align="left" style:writing-mode="lr-tb"/>
    </style:style>
    <style:style style:name="Table9.A" style:family="table-column">
      <style:table-column-properties style:column-width="2.1715in"/>
    </style:style>
    <style:style style:name="Table9.B" style:family="table-column">
      <style:table-column-properties style:column-width="1.1604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9"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4.7014in" fo:margin-left="-0.075in" fo:margin-top="0in" fo:margin-bottom="0in" table:align="left" style:writing-mode="lr-tb"/>
    </style:style>
    <style:style style:name="Table10.A" style:family="table-column">
      <style:table-column-properties style:column-width="3.941in"/>
    </style:style>
    <style:style style:name="Table10.B" style:family="table-column">
      <style:table-column-properties style:column-width="0.7597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2" style:family="table-row">
      <style:table-row-properties fo:keep-together="auto"/>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7"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3.6708in" fo:margin-left="-0.075in" fo:margin-top="0in" fo:margin-bottom="0in" table:align="left" style:writing-mode="lr-tb"/>
    </style:style>
    <style:style style:name="Table11.A" style:family="table-column">
      <style:table-column-properties style:column-width="1.4382in"/>
    </style:style>
    <style:style style:name="Table11.B" style:family="table-column">
      <style:table-column-properties style:column-width="2.231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5"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3.0007in" fo:margin-left="-0.075in" fo:margin-top="0in" fo:margin-bottom="0in" table:align="left" style:writing-mode="lr-tb"/>
    </style:style>
    <style:style style:name="Table12.A" style:family="table-column">
      <style:table-column-properties style:column-width="0.9563in"/>
    </style:style>
    <style:style style:name="Table12.B" style:family="table-column">
      <style:table-column-properties style:column-width="1.0875in"/>
    </style:style>
    <style:style style:name="Table12.C" style:family="table-column">
      <style:table-column-properties style:column-width="0.9569in"/>
    </style:style>
    <style:style style:name="Table12.1" style:family="table-row">
      <style:table-row-properties fo:keep-together="always"/>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2" style:family="table-row">
      <style:table-row-properties fo:keep-together="auto"/>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7"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3.966in" fo:margin-left="-0.075in" fo:margin-top="0in" fo:margin-bottom="0in" table:align="left" style:writing-mode="lr-tb"/>
    </style:style>
    <style:style style:name="Table13.A" style:family="table-column">
      <style:table-column-properties style:column-width="1.5625in"/>
    </style:style>
    <style:style style:name="Table13.B" style:family="table-column">
      <style:table-column-properties style:column-width="0.9535in"/>
    </style:style>
    <style:style style:name="Table13.C" style:family="table-column">
      <style:table-column-properties style:column-width="0.6896in"/>
    </style:style>
    <style:style style:name="Table13.D" style:family="table-column">
      <style:table-column-properties style:column-width="0.7597in"/>
    </style:style>
    <style:style style:name="Table13.1" style:family="table-row">
      <style:table-row-properties fo:keep-together="always"/>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2" style:family="table-row">
      <style:table-row-properties fo:keep-together="auto"/>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52"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3" style:family="paragraph" style:parent-style-name="Standard">
      <style:paragraph-properties fo:margin-left="0in" fo:margin-right="0in" fo:text-align="center" style:justify-single-word="false" fo:orphans="2" fo:widows="2" fo:text-indent="0in" style:auto-text-indent="false"/>
      <style:text-properties style:font-name="Times New Roman" fo:font-size="12pt" fo:font-weight="bold" style:font-size-asian="12pt" style:font-weight-asian="bold"/>
    </style:style>
    <style:style style:name="P4"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5"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6" style:family="paragraph" style:parent-style-name="Standard">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7"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10pt" fo:font-weight="bold" style:font-size-asian="10pt" style:font-weight-asian="bold"/>
    </style:style>
    <style:style style:name="P8" style:family="paragraph" style:parent-style-name="Standard">
      <style:paragraph-properties fo:margin-left="0in" fo:margin-right="0in" fo:text-indent="0in" style:auto-text-indent="false"/>
      <style:text-properties style:font-name="Times New Roman" fo:font-size="10pt" style:font-size-asian="10pt"/>
    </style:style>
    <style:style style:name="P9" style:family="paragraph" style:parent-style-name="Standard">
      <style:paragraph-properties fo:margin-left="0in" fo:margin-right="0in" fo:text-align="center" style:justify-single-word="false" fo:text-indent="0in" style:auto-text-indent="false"/>
      <style:text-properties style:font-name="Times New Roman" fo:font-size="10pt" style:font-size-asian="10pt"/>
    </style:style>
    <style:style style:name="P10" style:family="paragraph" style:parent-style-name="Standard">
      <style:paragraph-properties fo:margin-left="0in" fo:margin-right="0in" fo:text-align="center" style:justify-single-word="false" fo:text-indent="0in" style:auto-text-indent="false"/>
      <style:text-properties style:font-name="Times New Roman" fo:font-weight="bold" style:font-weight-asian="bold"/>
    </style:style>
    <style:style style:name="P11" style:family="paragraph" style:parent-style-name="Standard">
      <style:paragraph-properties fo:margin-left="0in" fo:margin-right="0in" fo:text-indent="0in" style:auto-text-indent="false">
        <style:tab-stops/>
      </style:paragraph-properties>
    </style:style>
    <style:style style:name="P12" style:family="paragraph" style:parent-style-name="Standard">
      <style:paragraph-properties fo:margin-left="0in" fo:margin-right="0in" fo:text-align="start" style:justify-single-word="false" fo:text-indent="0in" style:auto-text-indent="false">
        <style:tab-stops/>
      </style:paragraph-properties>
    </style:style>
    <style:style style:name="P13" style:family="paragraph" style:parent-style-name="Standard">
      <style:paragraph-properties fo:margin-left="0in" fo:margin-right="0in" fo:text-align="center" style:justify-single-word="false" fo:text-indent="0in" style:auto-text-indent="false"/>
    </style:style>
    <style:style style:name="P14" style:family="paragraph" style:parent-style-name="Standard">
      <style:paragraph-properties fo:margin-left="0in" fo:margin-right="0in" fo:text-align="center" style:justify-single-word="false" fo:text-indent="0in" style:auto-text-indent="false">
        <style:tab-stops/>
      </style:paragraph-properties>
    </style:style>
    <style:style style:name="P15" style:family="paragraph" style:parent-style-name="Standard">
      <style:paragraph-properties fo:margin-left="0in" fo:margin-right="0in" fo:margin-top="0in" fo:margin-bottom="0in" loext:contextual-spacing="false" fo:text-indent="0in" style:auto-text-indent="false">
        <style:tab-stops/>
      </style:paragraph-properties>
    </style:style>
    <style:style style:name="P16" style:family="paragraph" style:parent-style-name="Standard">
      <style:paragraph-properties fo:margin-left="0in" fo:margin-right="0in" fo:text-indent="0.1252in" style:auto-text-indent="false"/>
    </style:style>
    <style:style style:name="P17" style:family="paragraph" style:parent-style-name="Heading_20_2">
      <style:paragraph-properties fo:margin-left="0in" fo:margin-right="0in" fo:text-indent="0in" style:auto-text-indent="false"/>
    </style:style>
    <style:style style:name="P18" style:family="paragraph" style:parent-style-name="Heading_20_5">
      <style:paragraph-properties fo:margin-left="0in" fo:margin-right="0in" fo:text-indent="0in" style:auto-text-indent="false">
        <style:tab-stops/>
      </style:paragraph-properties>
    </style:style>
    <style:style style:name="P19" style:family="paragraph" style:parent-style-name="Heading_20_3">
      <style:paragraph-properties fo:margin-left="0in" fo:margin-right="0in" fo:text-indent="0in" style:auto-text-indent="false"/>
    </style:style>
    <style:style style:name="P20" style:family="paragraph" style:parent-style-name="Heading_20_4">
      <style:paragraph-properties fo:margin-left="0in" fo:margin-right="0in" fo:text-indent="0in" style:auto-text-indent="false"/>
    </style:style>
    <style:style style:name="P21" style:family="paragraph" style:parent-style-name="Heading_20_4">
      <style:paragraph-properties fo:margin-left="0in" fo:margin-right="0in" fo:text-indent="0in" style:auto-text-indent="false">
        <style:tab-stops/>
      </style:paragraph-properties>
    </style:style>
    <style:style style:name="P22" style:family="paragraph" style:parent-style-name="Heading_20_4">
      <style:paragraph-properties fo:margin-left="0in" fo:margin-right="0in" fo:text-align="center" style:justify-single-word="false" fo:text-indent="0in" style:auto-text-indent="false">
        <style:tab-stops/>
      </style:paragraph-properties>
    </style:style>
    <style:style style:name="P23" style:family="paragraph" style:parent-style-name="Heading_20_4">
      <style:paragraph-properties fo:margin-left="0in" fo:margin-right="0in" fo:text-align="center" style:justify-single-word="false" fo:text-indent="0in" style:auto-text-indent="false"/>
      <style:text-properties style:font-name="Times New Roman" fo:font-weight="normal" style:font-weight-asian="normal"/>
    </style:style>
    <style:style style:name="P24" style:family="paragraph" style:parent-style-name="Preformatted">
      <style:paragraph-properties fo:margin-left="0in" fo:margin-right="0in" fo:orphans="2" fo:widows="2" fo:text-indent="0in" style:auto-text-indent="false"/>
    </style:style>
    <style:style style:name="P25" style:family="paragraph" style:parent-style-name="Preformatted">
      <style:paragraph-properties fo:margin-left="0in" fo:margin-right="0in" fo:orphans="2" fo:widows="2" fo:text-indent="0in" style:auto-text-indent="false">
        <style:tab-stops/>
      </style:paragraph-properties>
    </style:style>
    <style:style style:name="P26" style:family="paragraph" style:parent-style-name="Preformatted">
      <style:paragraph-properties fo:margin-left="0in" fo:margin-right="0in" fo:orphans="2" fo:widows="2" fo:text-indent="0in" style:auto-text-indent="false"/>
      <style:text-properties style:font-name="Times New Roman" fo:font-size="10pt" fo:language="en" fo:country="US" style:font-size-asian="10pt" style:language-asian="en" style:country-asian="US"/>
    </style:style>
    <style:style style:name="P27" style:family="paragraph" style:parent-style-name="Preformatted">
      <style:paragraph-properties fo:margin-left="0in" fo:margin-right="0in" fo:orphans="2" fo:widows="2" fo:text-indent="0in" style:auto-text-indent="false"/>
      <style:text-properties style:font-name="Times New Roman"/>
    </style:style>
    <style:style style:name="P28" style:family="paragraph" style:parent-style-name="Preformatted">
      <style:paragraph-properties fo:margin-left="0in" fo:margin-right="0in" fo:text-align="center" style:justify-single-word="false" fo:orphans="2" fo:widows="2" fo:text-indent="0in" style:auto-text-indent="false"/>
    </style:style>
    <style:style style:name="P29" style:family="paragraph" style:parent-style-name="Preformatted">
      <style:paragraph-properties fo:margin-left="0in" fo:margin-right="0in" fo:text-align="center" style:justify-single-word="false" fo:orphans="2" fo:widows="2" fo:text-indent="0in" style:auto-text-indent="false">
        <style:tab-stops/>
      </style:paragraph-properties>
    </style:style>
    <style:style style:name="P30" style:family="paragraph" style:parent-style-name="Preformatted" style:master-page-name="Standard">
      <style:paragraph-properties fo:margin-left="0in" fo:margin-right="0in" fo:orphans="2" fo:widows="2" fo:text-indent="0in" style:auto-text-indent="false" style:page-number="auto"/>
    </style:style>
    <style:style style:name="P31" style:family="paragraph" style:parent-style-name="Normal_20__28_Web_29_">
      <style:paragraph-properties fo:margin-left="0in" fo:margin-right="0in" fo:margin-top="0in" fo:margin-bottom="0in" loext:contextual-spacing="false" fo:text-indent="0in" style:auto-text-indent="false"/>
    </style:style>
    <style:style style:name="P32" style:family="paragraph" style:parent-style-name="Normal_20__28_Web_29_">
      <style:paragraph-properties fo:margin-left="0in" fo:margin-right="0in" fo:margin-top="0in" fo:margin-bottom="0in" loext:contextual-spacing="false" fo:text-align="center" style:justify-single-word="false" fo:text-indent="0in" style:auto-text-indent="false">
        <style:tab-stops/>
      </style:paragraph-properties>
    </style:style>
    <style:style style:name="T1" style:family="text">
      <style:text-properties style:text-position="15% 100%" style:font-name="Times New Roman" fo:font-size="10pt" fo:language="en" fo:country="US" style:font-size-asian="10pt" style:language-asian="en" style:country-asian="US"/>
    </style:style>
    <style:style style:name="T2" style:family="text">
      <style:text-properties style:font-name="Times New Roman"/>
    </style:style>
    <style:style style:name="T3" style:family="text">
      <style:text-properties style:font-name="Times New Roman" fo:font-size="18pt" fo:language="en" fo:country="US" style:text-underline-style="none" style:font-size-asian="18pt" style:language-asian="en" style:country-asian="US"/>
    </style:style>
    <style:style style:name="T4" style:family="text">
      <style:text-properties style:font-name="Times New Roman" fo:font-size="10pt" fo:language="en" fo:country="US" style:font-size-asian="10pt" style:language-asian="en" style:country-asian="US"/>
    </style:style>
    <style:style style:name="T5" style:family="text">
      <style:text-properties style:font-name="Times New Roman" fo:font-size="10pt" fo:language="en" fo:country="US" fo:font-weight="bold" style:font-size-asian="10pt" style:language-asian="en" style:country-asian="US" style:font-weight-asian="bold"/>
    </style:style>
    <style:style style:name="T6" style:family="text">
      <style:text-properties style:font-name="Times New Roman" fo:font-size="10pt" fo:font-weight="bold" style:font-size-asian="10pt" style:font-weight-asian="bold"/>
    </style:style>
    <style:style style:name="T7" style:family="text">
      <style:text-properties style:font-name="Times New Roman" fo:font-size="10pt" style:font-size-asian="10pt"/>
    </style:style>
    <style:style style:name="T8" style:family="text">
      <style:text-properties style:font-name="Times New Roman" fo:font-size="12pt" fo:language="en" fo:country="US" style:font-size-asian="12pt" style:language-asian="en" style:country-asian="US"/>
    </style:style>
    <style:style style:name="T9" style:family="text">
      <style:text-properties style:font-name="Times New Roman" fo:font-size="12pt" fo:language="en" fo:country="US" fo:font-style="normal" style:font-size-asian="12pt" style:language-asian="en" style:country-asian="US" style:font-style-asian="normal"/>
    </style:style>
    <style:style style:name="T10" style:family="text">
      <style:text-properties style:font-name="Times New Roman" fo:font-weight="bold" style:font-weight-asian="bold"/>
    </style:style>
    <style:style style:name="T11" style:family="text">
      <style:text-properties fo:font-weight="normal" style:font-weight-asian="normal"/>
    </style:style>
    <style:style style:name="T12" style:family="text">
      <style:text-properties style:text-position="super 58%" style:font-name="Times New Roman" fo:font-size="10pt" fo:font-weight="bold" style:font-size-asian="10pt" style:font-weight-asian="bold"/>
    </style:style>
    <style:style style:name="T13" style:family="text">
      <style:text-properties style:text-position="super 58%" style:font-name="Times New Roman" fo:font-size="10pt" style:font-size-asian="10pt"/>
    </style:style>
    <style:style style:name="T14" style:family="text">
      <style:text-properties fo:color="#000000"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1">This material is Open Game Content, and is licensed for public use under the terms of the Open Game License v1.0a.</text:span></text:p>
      <text:p text:style-name="P26"/>
      <text:h text:style-name="P17" text:outline-level="2"><text:span text:style-name="T3">Vehicle Movement and Combat</text:span></text:h>
      <text:p text:style-name="P4"/>
      <text:p text:style-name="P1"><text:span text:style-name="T4">For simply traveling from point to point, the vehicle used is largely a matter of personal style and finances. Skill checks are only required in extraordinary circumstances. These rules are primarily focused on ground vehicles—cars, trucks, and light military vehicles. The rules can be modified for boats, heavier armored vehicles, and aircraft.</text:span></text:p>
      <text:p text:style-name="P4"/>
      <text:p text:style-name="P31"><text:span text:style-name="T8">Characters in Vehicles</text:span></text:p>
      <text:p text:style-name="P1"><text:span text:style-name="T4">A character in a vehicle fills one of several possible roles, which determines what the character can do.</text:span></text:p>
      <text:p text:style-name="P1"><text:span text:style-name="T5">Driver: </text:span><text:span text:style-name="T4">The driver of the vehicle controls its movement. Most vehicles have only one position from where the vehicle can be driven, so the person seated there is the driver. Driving a vehicle is, at a minimum, a move action, which means that the driver may be able to do something else with his or her attack action. There can be only one driver in a vehicle at one time.</text:span></text:p>
      <text:p text:style-name="P1"><text:span text:style-name="T5">Copilot:</text:span><text:span text:style-name="T4"> A copilot can help the driver by taking an aid another action. The copilot must be seated in a location where he or she can see the road and advise the driver (in a car, this generally means the front passenger seat). Aiding the driver is a move action, leaving the copilot with an attack action each round to do something else. A vehicle can have only one copilot at a time. A copilot can also drive the vehicle if the driver cannot or chooses not to, provided there is a second set of controls at the copilot’s seat (usually true in aircraft, but not ground vehicles).</text:span></text:p>
      <text:p text:style-name="P1"><text:span text:style-name="T5">Gunner: </text:span><text:span text:style-name="T4">Some vehicles have built-in weapons. If such a weapon is controlled from a location other than the driver’s position, a character can man that position and become the gunner. A vehicle can have as many gunners as it has gunner positions.</text:span></text:p>
      <text:p text:style-name="P1"><text:span text:style-name="T5">Passenger:</text:span><text:span text:style-name="T4"> All other personnel aboard the vehicle are considered passengers. Passengers have no specific role in the vehicle’s operation, but may be able to fire weapons from the vehicle or take other actions.</text:span></text:p>
      <text:p text:style-name="P4"/>
      <text:p text:style-name="P31"><text:span text:style-name="T8">Scale</text:span></text:p>
      <text:p text:style-name="P1"><text:span text:style-name="T4">These rules use two scales. <text:s/>If the encounter involves both vehicles and characters on foot, use character scale. If the scene involves only vehicles, and they’re likely to move at much higher speeds than characters or creatures on foot, use chase scale.</text:span></text:p>
      <text:p text:style-name="P1"><text:span text:style-name="T5">Character Scale: </text:span><text:span text:style-name="T4">Character scale is identical to the standard movement scale: It’s carried out on a grid in which each square equals 5 feet. In character scale, most vehicles are large enough to occupy multiple squares on the map grid. How many squares a vehicle occupies is specified in the vehicle’s description.</text:span></text:p>
      <text:p text:style-name="P1"><text:span text:style-name="T4">When moving a vehicle, count the squares from the vehicle’s rear. When turning, pivot the vehicle on the rear square toward which it is turning. When firing weapons, count squares from the location of the weapon.</text:span></text:p>
      <text:p text:style-name="P1"><text:span text:style-name="T4">In character scale, more than one ground vehicle cannot occupy the same square.</text:span></text:p>
      <text:p text:style-name="P1"><text:span text:style-name="T5">Chase Scale: </text:span><text:span text:style-name="T4">In chase scale, each square of the grid represents 50 feet.</text:span></text:p>
      <text:p text:style-name="P1"><text:span text:style-name="T4">In chase scale, most commonly encountered vehicles occupy only one square. (Some especially large vehicles, such as ships or jumbo jets, might occupy more than one square.) More than one vehicle can occupy the same square. Vehicles in the same square are considered to be 20 feet apart for the purposes of determining range for attacks.</text:span></text:p>
      <text:p text:style-name="P4"/>
      <text:p text:style-name="P31"><text:span text:style-name="T8">Vehicle Sizes</text:span></text:p>
      <text:p text:style-name="P1"><text:span text:style-name="T4">Vehicles use the same size categories as characters and creatures, as shown on Table: Vehicle Sizes. The vehicle’s size modifier applies to its initiative modifier, maneuver modifier, and Defense. (The size modifier is already included in the vehicle statistics on Table: Vehicles)</text:span></text:p>
      <text:p text:style-name="P4"><text:soft-page-break/></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1"><text:span text:style-name="T6">Table: Vehicle Sizes</text:span></text:p>
          </table:table-cell>
          <table:covered-table-cell/>
          <table:covered-table-cell/>
        </table:table-row>
        <table:table-row table:style-name="Table1.2">
          <table:table-cell table:style-name="Table1.A2" office:value-type="string">
            <text:h text:style-name="P21" text:outline-level="4"><text:span text:style-name="T2">Vehicle Size</text:span></text:h>
          </table:table-cell>
          <table:table-cell table:style-name="Table1.A2" office:value-type="string">
            <text:h text:style-name="P22" text:outline-level="4"><text:span text:style-name="T2">Size Modifier</text:span></text:h>
          </table:table-cell>
          <table:table-cell table:style-name="Table1.A2" office:value-type="string">
            <text:h text:style-name="P21" text:outline-level="4"><text:span text:style-name="T2">Examples</text:span></text:h>
          </table:table-cell>
        </table:table-row>
        <table:table-row table:style-name="Table1.2">
          <table:table-cell table:style-name="Table1.A2" office:value-type="string">
            <text:p text:style-name="P11"><text:span text:style-name="T7">Colossal</text:span></text:p>
          </table:table-cell>
          <table:table-cell table:style-name="Table1.A2" office:value-type="string">
            <text:p text:style-name="P14"><text:span text:style-name="T7">–8</text:span></text:p>
          </table:table-cell>
          <table:table-cell table:style-name="Table1.A2" office:value-type="string">
            <text:p text:style-name="P11"><text:span text:style-name="T7">Yacht, semi with trailer</text:span></text:p>
          </table:table-cell>
        </table:table-row>
        <table:table-row table:style-name="Table1.2">
          <table:table-cell table:style-name="Table1.A2" office:value-type="string">
            <text:p text:style-name="P11"><text:span text:style-name="T7">Gargantuan</text:span></text:p>
          </table:table-cell>
          <table:table-cell table:style-name="Table1.A2" office:value-type="string">
            <text:p text:style-name="P14"><text:span text:style-name="T7">–4</text:span></text:p>
          </table:table-cell>
          <table:table-cell table:style-name="Table1.A2" office:value-type="string">
            <text:p text:style-name="P11"><text:span text:style-name="T7">Tank, limousine</text:span></text:p>
          </table:table-cell>
        </table:table-row>
        <table:table-row table:style-name="Table1.2">
          <table:table-cell table:style-name="Table1.A2" office:value-type="string">
            <text:p text:style-name="P1"><text:span text:style-name="T7">Huge</text:span></text:p>
          </table:table-cell>
          <table:table-cell table:style-name="Table1.A2" office:value-type="string">
            <text:p text:style-name="P13"><text:span text:style-name="T7">–2</text:span></text:p>
          </table:table-cell>
          <table:table-cell table:style-name="Table1.A2" office:value-type="string">
            <text:p text:style-name="P1"><text:span text:style-name="T7">Luxury car, SUV, armored car</text:span></text:p>
          </table:table-cell>
        </table:table-row>
        <table:table-row table:style-name="Table1.2">
          <table:table-cell table:style-name="Table1.A2" office:value-type="string">
            <text:p text:style-name="P1"><text:span text:style-name="T7">Large</text:span></text:p>
          </table:table-cell>
          <table:table-cell table:style-name="Table1.A2" office:value-type="string">
            <text:p text:style-name="P13"><text:span text:style-name="T7">–1</text:span></text:p>
          </table:table-cell>
          <table:table-cell table:style-name="Table1.A2" office:value-type="string">
            <text:p text:style-name="P1"><text:span text:style-name="T7">Economy car, Harley</text:span></text:p>
          </table:table-cell>
        </table:table-row>
        <table:table-row table:style-name="Table1.2">
          <table:table-cell table:style-name="Table1.A7" office:value-type="string">
            <text:p text:style-name="P11"><text:span text:style-name="T7">Medium-size</text:span></text:p>
          </table:table-cell>
          <table:table-cell table:style-name="Table1.A7" office:value-type="string">
            <text:p text:style-name="P14"><text:span text:style-name="T7">+0</text:span></text:p>
          </table:table-cell>
          <table:table-cell table:style-name="Table1.A7" office:value-type="string">
            <text:p text:style-name="P11"><text:span text:style-name="T7">Racing bike, dirt bike</text:span></text:p>
          </table:table-cell>
        </table:table-row>
      </table:table>
      <text:p text:style-name="P4"/>
      <text:p text:style-name="P31"><text:span text:style-name="T8">Facing and Firing Arcs</text:span></text:p>
      <text:p text:style-name="P1"><text:span text:style-name="T4">Unlike with characters, when dealing with vehicles, the vehicle’s facing (the direction it’s pointing) is important. Facing indicates the direction in which the vehicle is traveling (assuming it’s not moving in reverse). It can also determine which weapons aboard the vehicle can be brought to bear on a target.</text:span></text:p>
      <text:p text:style-name="P1"><text:span text:style-name="T4">A weapon built into a vehicle can by mounted to fire in one of four directions—forward, aft (rear), right, or left—or be built into a partial or full turret. A partial turret lets a weapon fire into three adjacent fire arcs (such as forward, left, and right), while a full turret lets it fire in any direction. For vehicles with weapons, a weapon’s arc of fire is given in the vehicle’s description.</text:span></text:p>
      <text:p text:style-name="P4"/>
      <text:p text:style-name="P31"><text:span text:style-name="T8">Getting Started</text:span></text:p>
      <text:p text:style-name="P1"><text:span text:style-name="T4">Most vehicles can be entered with a move action and started with a second move action. <text:s/>An exception is noted in a vehicle’s description when it applies.</text:span></text:p>
      <text:p text:style-name="P1"><text:span text:style-name="T4">Initiative</text:span></text:p>
      <text:p text:style-name="P1"><text:span text:style-name="T4">There are two options for determining initiative in vehicle combat. First, is individual initiative just as in normal combat, where each character rolls separately. This is probably the best method if most or all characters are aboard the same vehicle, but it can result in a lot of delayed or readied actions as passengers wait for drivers to perform maneuvers. An alternative is to roll initiative for each vehicle, using the vehicle’s initiative modifier. This is particularly appropriate when characters are in separate vehicles, since it allows everyone aboard the same vehicle to act more or less simultaneously.</text:span></text:p>
      <text:p text:style-name="P4"/>
      <text:p text:style-name="P31"><text:span text:style-name="T8">Vehicle Speed</text:span></text:p>
      <text:p text:style-name="P1"><text:span text:style-name="T4">Vehicle speed is expressed in five categories: stationary, alley speed, street speed, highway speed, and all-out. Each of these speed categories represents a range of possible movement (see Table: Vehicle Speeds and Modifiers). Each round, a vehicle moves according to its current speed category.</text:span></text:p>
      <text:p text:style-name="P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ext:soft-page-break/>
        <table:table-row table:style-name="Table2.1">
          <table:table-cell table:style-name="Table2.A1" table:number-columns-spanned="7" office:value-type="string">
            <text:p text:style-name="P11"><text:span text:style-name="T6">Table: Vehicle Speeds and Modifiers</text:span></text:p>
          </table:table-cell>
          <table:covered-table-cell/>
          <table:covered-table-cell/>
          <table:covered-table-cell/>
          <table:covered-table-cell/>
          <table:covered-table-cell/>
          <table:covered-table-cell/>
        </table:table-row>
        <table:table-row table:style-name="Table2.1">
          <table:table-cell table:style-name="Table2.A2" table:number-rows-spanned="2" office:value-type="string">
            <text:p text:style-name="P15"><text:span text:style-name="T6">Speed Category</text:span></text:p>
          </table:table-cell>
          <table:table-cell table:style-name="Table2.A2" table:number-columns-spanned="2" office:value-type="string">
            <text:p text:style-name="P32"><text:span text:style-name="T6">Character Scale</text:span></text:p>
          </table:table-cell>
          <table:covered-table-cell/>
          <table:table-cell table:style-name="Table2.A2" table:number-columns-spanned="2" office:value-type="string">
            <text:p text:style-name="P32"><text:span text:style-name="T6">Chase Scale</text:span></text:p>
          </table:table-cell>
          <table:covered-table-cell/>
          <table:table-cell table:style-name="Table2.F2" office:value-type="string">
            <text:p text:style-name="P32"><text:span text:style-name="T6">Defense Modifier</text:span></text:p>
          </table:table-cell>
          <table:table-cell table:style-name="Table2.F2" office:value-type="string">
            <text:p text:style-name="P32"><text:span text:style-name="T6">Check/Roll Modifier</text:span></text:p>
          </table:table-cell>
        </table:table-row>
        <table:table-row table:style-name="Table2.3">
          <table:covered-table-cell/>
          <table:table-cell table:style-name="Table2.F2" office:value-type="string">
            <text:p text:style-name="P14"><text:span text:style-name="T6">Movement</text:span><text:span text:style-name="superscript_20__23__20_in_20_tables"><text:span text:style-name="T12">1</text:span></text:span></text:p>
          </table:table-cell>
          <table:table-cell table:style-name="Table2.F2" office:value-type="string">
            <text:p text:style-name="P14"><text:span text:style-name="T6">Turn Number</text:span><text:span text:style-name="superscript_20__23__20_in_20_tables"><text:span text:style-name="T12">2</text:span></text:span></text:p>
          </table:table-cell>
          <table:table-cell table:style-name="Table2.F2" office:value-type="string">
            <text:p text:style-name="P14"><text:span text:style-name="T6">Movement</text:span><text:span text:style-name="superscript_20__23__20_in_20_tables"><text:span text:style-name="T12">1</text:span></text:span></text:p>
          </table:table-cell>
          <table:table-cell table:style-name="Table2.F2" office:value-type="string">
            <text:p text:style-name="P14"><text:span text:style-name="T6">Turn Number</text:span><text:span text:style-name="superscript_20__23__20_in_20_tables"><text:span text:style-name="T12">2</text:span></text:span></text:p>
          </table:table-cell>
          <table:table-cell table:style-name="Table2.F2" office:value-type="string">
            <text:p text:style-name="P7"/>
          </table:table-cell>
          <table:table-cell table:style-name="Table2.F2" office:value-type="string">
            <text:p text:style-name="P7"/>
          </table:table-cell>
        </table:table-row>
        <table:table-row table:style-name="Table2.4">
          <table:table-cell table:style-name="Table2.F2" office:value-type="string">
            <text:p text:style-name="P11"><text:span text:style-name="T7">Stationary</text:span><text:span text:style-name="superscript_20__23__20_in_20_tables"><text:span text:style-name="T13">3</text:span></text:span></text:p>
          </table:table-cell>
          <table:table-cell table:style-name="Table2.F2" office:value-type="string">
            <text:p text:style-name="P14"><text:span text:style-name="T7">0</text:span></text:p>
          </table:table-cell>
          <table:table-cell table:style-name="Table2.F2" office:value-type="string">
            <text:p text:style-name="P14"><text:span text:style-name="T7">—</text:span></text:p>
          </table:table-cell>
          <table:table-cell table:style-name="Table2.F2" office:value-type="string">
            <text:p text:style-name="P14"><text:span text:style-name="T7">0</text:span></text:p>
          </table:table-cell>
          <table:table-cell table:style-name="Table2.F2" office:value-type="string">
            <text:p text:style-name="P14"><text:span text:style-name="T7">—</text:span></text:p>
          </table:table-cell>
          <table:table-cell table:style-name="Table2.F2" office:value-type="string">
            <text:p text:style-name="P14"><text:span text:style-name="T7">+0</text:span></text:p>
          </table:table-cell>
          <table:table-cell table:style-name="Table2.F2" office:value-type="string">
            <text:p text:style-name="P14"><text:span text:style-name="T7">—</text:span></text:p>
          </table:table-cell>
        </table:table-row>
        <table:table-row table:style-name="Table2.5">
          <table:table-cell table:style-name="Table2.F2" office:value-type="string">
            <text:p text:style-name="P1"><text:span text:style-name="T7">Alley speed</text:span></text:p>
          </table:table-cell>
          <table:table-cell table:style-name="Table2.F2" office:value-type="string">
            <text:p text:style-name="P13"><text:span text:style-name="T7">1–20</text:span></text:p>
          </table:table-cell>
          <table:table-cell table:style-name="Table2.F2" office:value-type="string">
            <text:p text:style-name="P13"><text:span text:style-name="T7">1</text:span></text:p>
          </table:table-cell>
          <table:table-cell table:style-name="Table2.F2" office:value-type="string">
            <text:p text:style-name="P13"><text:span text:style-name="T7">1–2</text:span></text:p>
          </table:table-cell>
          <table:table-cell table:style-name="Table2.F2" office:value-type="string">
            <text:p text:style-name="P13"><text:span text:style-name="T7">1</text:span></text:p>
          </table:table-cell>
          <table:table-cell table:style-name="Table2.F2" office:value-type="string">
            <text:p text:style-name="P13"><text:span text:style-name="T7">+0</text:span></text:p>
          </table:table-cell>
          <table:table-cell table:style-name="Table2.F2" office:value-type="string">
            <text:p text:style-name="P13"><text:span text:style-name="T7">+0</text:span></text:p>
          </table:table-cell>
        </table:table-row>
        <table:table-row table:style-name="Table2.6">
          <table:table-cell table:style-name="Table2.F2" office:value-type="string">
            <text:p text:style-name="P1"><text:span text:style-name="T7">Street speed</text:span></text:p>
          </table:table-cell>
          <table:table-cell table:style-name="Table2.F2" office:value-type="string">
            <text:p text:style-name="P13"><text:span text:style-name="T7">21–50</text:span></text:p>
          </table:table-cell>
          <table:table-cell table:style-name="Table2.F2" office:value-type="string">
            <text:p text:style-name="P13"><text:span text:style-name="T7">2</text:span></text:p>
          </table:table-cell>
          <table:table-cell table:style-name="Table2.F2" office:value-type="string">
            <text:p text:style-name="P13"><text:span text:style-name="T7">3–5</text:span></text:p>
          </table:table-cell>
          <table:table-cell table:style-name="Table2.F2" office:value-type="string">
            <text:p text:style-name="P13"><text:span text:style-name="T7">1</text:span></text:p>
          </table:table-cell>
          <table:table-cell table:style-name="Table2.F2" office:value-type="string">
            <text:p text:style-name="P13"><text:span text:style-name="T7">+1</text:span></text:p>
          </table:table-cell>
          <table:table-cell table:style-name="Table2.F2" office:value-type="string">
            <text:p text:style-name="P13"><text:span text:style-name="T7">–1</text:span></text:p>
          </table:table-cell>
        </table:table-row>
        <table:table-row table:style-name="Table2.7">
          <table:table-cell table:style-name="Table2.F2" office:value-type="string">
            <text:p text:style-name="P1"><text:span text:style-name="T7">Highway speed</text:span></text:p>
          </table:table-cell>
          <table:table-cell table:style-name="Table2.F2" office:value-type="string">
            <text:p text:style-name="P13"><text:span text:style-name="T7">51–150</text:span></text:p>
          </table:table-cell>
          <table:table-cell table:style-name="Table2.F2" office:value-type="string">
            <text:p text:style-name="P13"><text:span text:style-name="T7">4</text:span></text:p>
          </table:table-cell>
          <table:table-cell table:style-name="Table2.F2" office:value-type="string">
            <text:p text:style-name="P13"><text:span text:style-name="T7">6–15</text:span></text:p>
          </table:table-cell>
          <table:table-cell table:style-name="Table2.F2" office:value-type="string">
            <text:p text:style-name="P13"><text:span text:style-name="T7">2</text:span></text:p>
          </table:table-cell>
          <table:table-cell table:style-name="Table2.F2" office:value-type="string">
            <text:p text:style-name="P13"><text:span text:style-name="T7">+2</text:span></text:p>
          </table:table-cell>
          <table:table-cell table:style-name="Table2.F2" office:value-type="string">
            <text:p text:style-name="P13"><text:span text:style-name="T7">–2</text:span></text:p>
          </table:table-cell>
        </table:table-row>
        <table:table-row table:style-name="Table2.8">
          <table:table-cell table:style-name="Table2.F2" office:value-type="string">
            <text:p text:style-name="P1"><text:span text:style-name="T7">All-out</text:span></text:p>
          </table:table-cell>
          <table:table-cell table:style-name="Table2.F2" office:value-type="string">
            <text:p text:style-name="P13"><text:span text:style-name="T7">151+</text:span></text:p>
          </table:table-cell>
          <table:table-cell table:style-name="Table2.F2" office:value-type="string">
            <text:p text:style-name="P13"><text:span text:style-name="T7">8</text:span></text:p>
          </table:table-cell>
          <table:table-cell table:style-name="Table2.F2" office:value-type="string">
            <text:p text:style-name="P13"><text:span text:style-name="T7">16+</text:span></text:p>
          </table:table-cell>
          <table:table-cell table:style-name="Table2.F2" office:value-type="string">
            <text:p text:style-name="P13"><text:span text:style-name="T7">2</text:span></text:p>
          </table:table-cell>
          <table:table-cell table:style-name="Table2.F2" office:value-type="string">
            <text:p text:style-name="P13"><text:span text:style-name="T7">+4</text:span></text:p>
          </table:table-cell>
          <table:table-cell table:style-name="Table2.F2" office:value-type="string">
            <text:p text:style-name="P13"><text:span text:style-name="T7">–4</text:span></text:p>
          </table:table-cell>
        </table:table-row>
        <table:table-row table:style-name="Table2.1">
          <table:table-cell table:style-name="Table2.F2" table:number-columns-spanned="7" office:value-type="string">
            <text:p text:style-name="P11"><text:span text:style-name="superscript_20__23__20_in_20_tables"><text:span text:style-name="T7">1 </text:span></text:span><text:span text:style-name="T7">The number of squares a vehicle can move at this speed.</text:span></text:p>
          </table:table-cell>
          <table:covered-table-cell/>
          <table:covered-table-cell/>
          <table:covered-table-cell/>
          <table:covered-table-cell/>
          <table:covered-table-cell/>
          <table:covered-table-cell/>
        </table:table-row>
        <table:table-row table:style-name="Table2.1">
          <table:table-cell table:style-name="Table2.F2" table:number-columns-spanned="7" office:value-type="string">
            <text:p text:style-name="P1"><text:span text:style-name="superscript_20__23__20_in_20_tables"><text:span text:style-name="T7">2 </text:span></text:span><text:span text:style-name="T7">The number of squares a vehicle must move at this speed before making a turn.</text:span></text:p>
          </table:table-cell>
          <table:covered-table-cell/>
          <table:covered-table-cell/>
          <table:covered-table-cell/>
          <table:covered-table-cell/>
          <table:covered-table-cell/>
          <table:covered-table-cell/>
        </table:table-row>
        <table:table-row table:style-name="Table2.1">
          <table:table-cell table:style-name="Table2.A11" table:number-columns-spanned="7" office:value-type="string">
            <text:p text:style-name="P11"><text:span text:style-name="superscript_20__23__20_in_20_tables"><text:span text:style-name="T7">3 </text:span></text:span><text:span text:style-name="T7">A stationary vehicle cannot move or maneuver.</text:span></text:p>
          </table:table-cell>
          <table:covered-table-cell/>
          <table:covered-table-cell/>
          <table:covered-table-cell/>
          <table:covered-table-cell/>
          <table:covered-table-cell/>
          <table:covered-table-cell/>
        </table:table-row>
      </table:table>
      <text:p text:style-name="P4"/>
      <text:p text:style-name="P31"><text:span text:style-name="T8">Declaring Speed</text:span></text:p>
      <text:p text:style-name="P1"><text:span text:style-name="T4">At the beginning of his or her action, a driver must declare his or her speed category for the round. The driver can choose to go one category faster or slower than the vehicle’s speed category at the end of the previous round. <text:s/>A stationary vehicle can change to alley speed in either forward or reverse. Most vehicles cannot go faster than alley speed in reverse.</text:span></text:p>
      <text:p text:style-name="P1"><text:span text:style-name="T5">Stationary: </text:span><text:span text:style-name="T4">The vehicle is motionless.</text:span></text:p>
      <text:p text:style-name="P1"><text:span text:style-name="T5">Alley Speed:</text:span><text:span text:style-name="T4"> This speed is used for safely maneuvering a vehicle in tight spaces, such as alleys and parking garages. It tops out at about the speed a typical person can run.</text:span></text:p>
      <text:p text:style-name="P1"><text:span text:style-name="T5">Street Speed: </text:span><text:span text:style-name="T4">The vehicle is traveling at a moderate speed, up to about 35 miles per hour.</text:span></text:p>
      <text:p text:style-name="P1"><text:span text:style-name="T5">Highway Speed:</text:span><text:span text:style-name="T4"> The vehicle is moving at a typical highway speed, from about 35 to 80 miles per hour.</text:span></text:p>
      <text:p text:style-name="P1"><text:span text:style-name="T5">All-Out: </text:span><text:span text:style-name="T4">The vehicle is traveling extremely fast, more than 80 miles per hour.</text:span></text:p>
      <text:p text:style-name="P4"/>
      <text:p text:style-name="P31"><text:span text:style-name="T8">Moving</text:span></text:p>
      <text:p text:style-name="P1"><text:span text:style-name="T4">On his or her action, the driver moves the vehicle a number of squares that falls within the vehicle’s speed category.</text:span></text:p>
      <text:p text:style-name="P1"><text:span text:style-name="T4">Unlike characters, a vehicle cannot double move, run, or otherwise extend its movement (except by changing to a higher speed category).</text:span></text:p>
      <text:p text:style-name="P1"><text:span text:style-name="T4">Every vehicle has a top speed, included in its statistics on Table: Vehicles. A vehicle cannot move more squares than its top speed. This means that some vehicles cannot move at all-out speed, or even highway speed.</text:span></text:p>
      <text:p text:style-name="P1"><text:span text:style-name="T4">Count squares for vehicles just as for characters. Vehicles can move diagonally; remember that when moving diagonally, every second square costs two squares’ worth of movement. Unlike with moving characters, a vehicle’s facing is important; unless it changes direction, a vehicle always moves in the direction of its facing (or in the opposite direction, if it’s moving in reverse).</text:span></text:p>
      <text:p text:style-name="P4"/>
      <text:p text:style-name="P31"><text:span text:style-name="T8">The Effects of Speed</text:span></text:p>
      <text:p text:style-name="P1"><text:span text:style-name="T4">A fast-moving vehicle is harder to hit than a stationary one—but it’s also harder to control, and to attack from.</text:span></text:p>
      <text:p text:style-name="P24"><text:span text:style-name="T4">As shown on Table: Vehicle Speeds and Modifiers, when a vehicle travels at street speed or faster, it gains a bonus to Defense. However, that speed brings along with it a penalty on all skill checks and attack rolls made by characters aboard the vehicle—including Drive checks to control the vehicle and attacks made from it.</text:span></text:p>
      <text:p text:style-name="P4"/>
      <text:p text:style-name="P31"><text:span text:style-name="T8">Driving a Vehicle</text:span></text:p>
      <text:p text:style-name="P1"><text:span text:style-name="T4">Driving a vehicle is a move action, taken by the vehicle’s driver. During his or her move action, the driver moves the vehicle a number of squares that falls within its speed category. The driver can attempt maneuvers to change the vehicle’s course or speed. These maneuvers can be attempted at any point along the vehicle’s route. The driver can choose to use his or her attack action to attempt additional maneuvers.</text:span></text:p>
      <text:p text:style-name="P1"><text:span text:style-name="T4">The two kinds of vehicle movement are simple maneuvers and stunts.</text:span></text:p>
      <text:p text:style-name="P1"><text:span text:style-name="T5">Simple Maneuvers:</text:span><text:span text:style-name="T4"> A simple maneuver, such as a 45-degree turn, is easy to perform. Each is a free action and can be taken as many times as the driver likes while he or she moves the vehicle. However, simple maneuvers do cost movement—so a vehicle that makes a lot of simple maneuvers will not get as far as one going in a straight line. Simple maneuvers do not require the driver to make skill checks.</text:span></text:p>
      <text:p text:style-name="P1"><text:soft-page-break/><text:span text:style-name="T5">Stunts: </text:span><text:span text:style-name="T4">Stunts are difficult and sometimes daring maneuvers that enable a driver to change his or her vehicle’s speed or heading more radically than a simple maneuver allows. A stunt is a move action. It can be taken as part of a move action to control the vehicle, and a second stunt can be attempted in lieu of the driver’s attack action. Stunts always require Drive checks.</text:span></text:p>
      <text:p text:style-name="P4"/>
      <text:p text:style-name="P31"><text:span text:style-name="T8">Simple Maneuvers</text:span></text:p>
      <text:p text:style-name="P1"><text:span text:style-name="T4">During a vehicle’s movement, the driver can perform any one of the following maneuvers.</text:span></text:p>
      <text:p text:style-name="P1"><text:span text:style-name="T5">45-Degree Turn:</text:span><text:span text:style-name="T4"> Any vehicle can make a simple 45-degree turn as part of its movement. The vehicle must move forward at least a number of squares equal to its turn number (shown on Table: Vehicle Speeds and Modifiers) before it can turn. Making a 45-degree turn costs 1 square of movement.</text:span></text:p>
      <text:p text:style-name="P1"><text:span text:style-name="T5">Ram:</text:span><text:span text:style-name="T4"> At character scale, a driver does not have to perform a maneuver to ram another vehicle—he or she only needs to drive his or her vehicle into the other vehicle’s square, and a collision occurs (see Collisions and Ramming).</text:span></text:p>
      <text:p text:style-name="P1"><text:span text:style-name="T4">At chase scale, however, more than one vehicle can occupy the same square and not collide—so ramming another vehicle requires a simple maneuver. The driver moves his or her vehicle into the other vehicle’s square and states that he or she is attempting to ram. Resolve the ram as a collision, except that the driver of the target vehicle can make a Reflex save (DC 15) to reduce the damage to both vehicles by half.</text:span></text:p>
      <text:p text:style-name="P1"><text:span text:style-name="T5">Sideslip:</text:span><text:span text:style-name="T4"> A driver might wish to move to the side without changing the vehicle’s facing, for instance to change lanes. This simple maneuver, called a sideslip, allows a vehicle to avoid obstacles or weave in and out of traffic without changing facing. A sideslip moves a vehicle 1 square forward and 1 square to the right or left, and costs 3 squares of movement.</text:span></text:p>
      <text:p text:style-name="P4"/>
      <text:p text:style-name="P31"><text:span text:style-name="T8">Stunts</text:span></text:p>
      <text:p text:style-name="P1"><text:span text:style-name="T4">Stunts are maneuvers that require a Drive check to perform successfully. Unsuccessful stunts often result in the vehicle ending up someplace other than where the driver intended. When this happens, the vehicle collides with any objects in its path. Remember that the check/roll modifier from Table: Vehicle Speeds and Modifiers affects all Drive checks made by the driver and attack rolls made by all occupants of the vehicle.</text:span></text:p>
      <text:p text:style-name="P1"><text:span text:style-name="T5">Avoid Hazard:</text:span><text:span text:style-name="T4"> Vehicle combat rarely occurs on a perfectly flat, featureless plain. When a vehicle tries to move through a square occupied by a hazard, the driver must succeed on a Drive check to avoid the hazard and continue moving.</text:span></text:p>
      <text:p text:style-name="P1"><text:span text:style-name="T4">Structures simply cannot be avoided. Also, if a driver cannot make a check (if he or she has used all his or her actions for the round in performing other stunts), he or she automatically fails to avoid the hazard. In such cases, a collision occurs.</text:span></text:p>
      <text:p text:style-name="P1"><text:span text:style-name="T4">The DC to avoid a hazard varies with the nature of the hazard.</text:span></text:p>
      <text:p text:style-name="P1"><text:span text:style-name="T4">On a failed check, the vehicle hits the obstacle. For caltrops, this means the caltrops make an attack against the vehicle (see Caltrops). An oil slick forces the drive to make a Drive check (DC 15) to retain control of the vehicle (see Losing Control). Failing to avoid an object results in a collision with the object (see Collisions and Ramming).</text:span></text:p>
      <table:table table:name="Table3" table:style-name="Table3">
        <table:table-column table:style-name="Table3.A"/>
        <table:table-column table:style-name="Table3.B"/>
        <table:table-row table:style-name="Table3.1">
          <table:table-cell table:style-name="Table3.A1" office:value-type="string">
            <text:h text:style-name="P21" text:outline-level="4"><text:span text:style-name="T2">Hazard</text:span></text:h>
          </table:table-cell>
          <table:table-cell table:style-name="Table3.A1" office:value-type="string">
            <text:h text:style-name="P22" text:outline-level="4"><text:span text:style-name="T2">DC</text:span></text:h>
          </table:table-cell>
        </table:table-row>
        <table:table-row table:style-name="Table3.1">
          <table:table-cell table:style-name="Table3.A2" office:value-type="string">
            <text:p text:style-name="P11"><text:span text:style-name="T7">Caltrops</text:span></text:p>
          </table:table-cell>
          <table:table-cell table:style-name="Table3.A2" office:value-type="string">
            <text:p text:style-name="P14"><text:span text:style-name="T7">15</text:span></text:p>
          </table:table-cell>
        </table:table-row>
        <table:table-row table:style-name="Table3.1">
          <table:table-cell table:style-name="Table3.A2" office:value-type="string">
            <text:p text:style-name="P1"><text:span text:style-name="T7">Oil slick</text:span></text:p>
          </table:table-cell>
          <table:table-cell table:style-name="Table3.A2" office:value-type="string">
            <text:p text:style-name="P13"><text:span text:style-name="T7">15</text:span></text:p>
          </table:table-cell>
        </table:table-row>
        <table:table-row table:style-name="Table3.1">
          <table:table-cell table:style-name="Table3.A2" office:value-type="string">
            <text:p text:style-name="P1"><text:span text:style-name="T7">Object</text:span></text:p>
          </table:table-cell>
          <table:table-cell table:style-name="Table3.A2" office:value-type="string">
            <text:p text:style-name="P9"/>
          </table:table-cell>
        </table:table-row>
        <table:table-row table:style-name="Table3.1">
          <table:table-cell table:style-name="Table3.A2" office:value-type="string">
            <text:p text:style-name="P16"><text:span text:style-name="T7">Small (tire, light debris)</text:span></text:p>
          </table:table-cell>
          <table:table-cell table:style-name="Table3.A2" office:value-type="string">
            <text:p text:style-name="P13"><text:span text:style-name="T7">5</text:span></text:p>
          </table:table-cell>
        </table:table-row>
        <table:table-row table:style-name="Table3.1">
          <table:table-cell table:style-name="Table3.A2" office:value-type="string">
            <text:p text:style-name="P16"><text:span text:style-name="T7">Medium-size (crate)</text:span></text:p>
          </table:table-cell>
          <table:table-cell table:style-name="Table3.A2" office:value-type="string">
            <text:p text:style-name="P13"><text:span text:style-name="T7">10</text:span></text:p>
          </table:table-cell>
        </table:table-row>
        <table:table-row table:style-name="Table3.1">
          <table:table-cell table:style-name="Table3.A2" office:value-type="string">
            <text:p text:style-name="P16"><text:span text:style-name="T7">Large (pile of wreckage)</text:span></text:p>
          </table:table-cell>
          <table:table-cell table:style-name="Table3.A2" office:value-type="string">
            <text:p text:style-name="P13"><text:span text:style-name="T7">15</text:span></text:p>
          </table:table-cell>
        </table:table-row>
        <table:table-row table:style-name="Table3.1">
          <table:table-cell table:style-name="Table3.A8" office:value-type="string">
            <text:p text:style-name="P11"><text:span text:style-name="T7">Structure</text:span></text:p>
          </table:table-cell>
          <table:table-cell table:style-name="Table3.A8" office:value-type="string">
            <text:p text:style-name="P14"><text:span text:style-name="T7">Cannot be avoided</text:span></text:p>
          </table:table-cell>
        </table:table-row>
      </table:table>
      <text:p text:style-name="P4"/>
      <text:p text:style-name="P1"><text:soft-page-break/><text:span text:style-name="T5">Bootleg Turn:</text:span><text:span text:style-name="T4"> By making a bootleg turn, a driver can radically change direction without turning in a loop. However, in so doing, the vehicle comes to a stop.</text:span></text:p>
      <text:p text:style-name="P1"><text:span text:style-name="T4">Before a vehicle can make a bootleg turn, it must move in a straight line at least a number of squares equal to its turn number. To make a bootleg turn, simply change the vehicle’s facing to the desired direction. The vehicle ends its movement in that location, at stationary speed.</text:span></text:p>
      <text:p text:style-name="P1"><text:span text:style-name="T4">The DC for a bootleg turn depends on the change in facing.</text:span></text:p>
      <text:p text:style-name="P1"><text:span text:style-name="T4">On a failed check, instead of facing the desired direction, the vehicle only changes facing by 45 degrees. Make a Drive check to retain control against a DC equal to the DC for the bootleg turn attempted (see Losing Control).</text:span></text:p>
      <table:table table:name="Table4" table:style-name="Table4">
        <table:table-column table:style-name="Table4.A"/>
        <table:table-column table:style-name="Table4.B"/>
        <table:table-row table:style-name="Table4.1">
          <table:table-cell table:style-name="Table4.A1" office:value-type="string">
            <text:p text:style-name="P25"><text:span text:style-name="T10">Facing Change</text:span></text:p>
          </table:table-cell>
          <table:table-cell table:style-name="Table4.A1" office:value-type="string">
            <text:p text:style-name="P29"><text:span text:style-name="T10">DC</text:span></text:p>
          </table:table-cell>
        </table:table-row>
        <table:table-row table:style-name="Table4.1">
          <table:table-cell table:style-name="Table4.A2" office:value-type="string">
            <text:p text:style-name="P11"><text:span text:style-name="T7">45 degrees</text:span></text:p>
          </table:table-cell>
          <table:table-cell table:style-name="Table4.A2" office:value-type="string">
            <text:p text:style-name="P14"><text:span text:style-name="T7">5</text:span></text:p>
          </table:table-cell>
        </table:table-row>
        <table:table-row table:style-name="Table4.1">
          <table:table-cell table:style-name="Table4.A2" office:value-type="string">
            <text:p text:style-name="P1"><text:span text:style-name="T7">90 degrees</text:span></text:p>
          </table:table-cell>
          <table:table-cell table:style-name="Table4.A2" office:value-type="string">
            <text:p text:style-name="P13"><text:span text:style-name="T7">10</text:span></text:p>
          </table:table-cell>
        </table:table-row>
        <table:table-row table:style-name="Table4.1">
          <table:table-cell table:style-name="Table4.A2" office:value-type="string">
            <text:p text:style-name="P1"><text:span text:style-name="T7">135 degrees</text:span></text:p>
          </table:table-cell>
          <table:table-cell table:style-name="Table4.A2" office:value-type="string">
            <text:p text:style-name="P13"><text:span text:style-name="T7">15</text:span></text:p>
          </table:table-cell>
        </table:table-row>
        <table:table-row table:style-name="Table4.1">
          <table:table-cell table:style-name="Table4.A5" office:value-type="string">
            <text:p text:style-name="P11"><text:span text:style-name="T7">180 degrees</text:span></text:p>
          </table:table-cell>
          <table:table-cell table:style-name="Table4.A5" office:value-type="string">
            <text:p text:style-name="P14"><text:span text:style-name="T7">20</text:span></text:p>
          </table:table-cell>
        </table:table-row>
      </table:table>
      <text:p text:style-name="P4"/>
      <text:p text:style-name="P1"><text:span text:style-name="T5">Dash:</text:span><text:span text:style-name="T4"> With a dash stunt, a driver can increase the vehicle’s speed by one category. (This increase is in addition to any speed change made at the beginning of the driver’s action; if the driver increased speed at that time, he or she can accelerate a total of two categories in the same round.) The vehicle’s total movement for the round cannot exceed the maximum number of squares for its new speed category. (The squares it has already moved before attempting the dash count against this total.)</text:span></text:p>
      <text:p text:style-name="P1"><text:span text:style-name="T4">The DC for a dash is 15. The driver can only succeed at one dash per round.</text:span></text:p>
      <text:p text:style-name="P1"><text:span text:style-name="T4">On a failed check, the vehicle does not change speed categories.</text:span></text:p>
      <text:p text:style-name="P1"><text:span text:style-name="T5">Hard Brake:</text:span><text:span text:style-name="T4"> With a hard brake stunt, a driver can reduce the vehicle’s speed by up to two categories. (This is in addition to any speed change made at the beginning of his action; if the driver reduced speed at that time, he or she can drop a total of three categories in the same round.) The vehicle’s movement for the round ends as soon as it has moved the minimum number of squares for its new speed category. (If it has already moved that far before attempting the hard brake, it ends its movement immediately.)</text:span></text:p>
      <text:p text:style-name="P1"><text:span text:style-name="T4">The DC for a hard brake is 15. <text:s/>The driver can only succeed at one hard break per round.</text:span></text:p>
      <text:p text:style-name="P1"><text:span text:style-name="T4">On a failed check, the vehicle does not change speed categories. Make a Drive check (DC 15) to retain control (see Losing Control).</text:span></text:p>
      <text:p text:style-name="P1"><text:span text:style-name="T5">Hard Turn:</text:span><text:span text:style-name="T4"> A hard turn allows a vehicle to make a turn in a short distance without losing speed.</text:span></text:p>
      <text:p text:style-name="P1"><text:span text:style-name="T4">A hard turn functions like a 45-degree turn simple maneuver, except that the vehicle only needs to move forward a number of squares equal to half its turn number (rounded down).</text:span></text:p>
      <text:p text:style-name="P1"><text:span text:style-name="T4">The DC for a hard turn is 15.</text:span></text:p>
      <text:p text:style-name="P1"><text:span text:style-name="T4">On a failed check, the vehicle continues to move forward a number of squares equal to its turn number before turning, just as with a simple 45-degree turn. Make a Drive check (DC 15) to retain control (see Losing Control).</text:span></text:p>
      <text:p text:style-name="P1"><text:span text:style-name="T5">Jump: </text:span><text:span text:style-name="T4">A driver can attempt to jump his or her vehicle across a gap in his or her path.</text:span></text:p>
      <text:p text:style-name="P1"><text:span text:style-name="T4">To make a jump, the vehicle must move in a straight line a number of squares equal to its turn number. If the vehicle doesn’t have enough movement left to clear the gap, it must complete the jump at the start of its next turn.</text:span></text:p>
      <text:p text:style-name="P1"><text:span text:style-name="T4">The DC for a jump depends on the width of the gap, modified by the vehicle’s speed category.</text:span></text:p>
      <text:p text:style-name="P1"><text:span text:style-name="T4">On a failed check, the vehicle fails to clear the gap, and instead falls into it (or collides with the far side). Determine damage as for a collision (see Collisions and Ramming).</text:span></text:p>
      <table:table table:name="Table5" table:style-name="Table5">
        <table:table-column table:style-name="Table5.A"/>
        <table:table-column table:style-name="Table5.B"/>
        <text:soft-page-break/>
        <table:table-row table:style-name="Table5.1">
          <table:table-cell table:style-name="Table5.A1" office:value-type="string">
            <text:h text:style-name="P21" text:outline-level="4"><text:span text:style-name="T2">Gap Width</text:span></text:h>
          </table:table-cell>
          <table:table-cell table:style-name="Table5.A1" office:value-type="string">
            <text:h text:style-name="P22" text:outline-level="4"><text:span text:style-name="T2">DC</text:span></text:h>
          </table:table-cell>
        </table:table-row>
        <table:table-row table:style-name="Table5.1">
          <table:table-cell table:style-name="Table5.A2" office:value-type="string">
            <text:p text:style-name="P11"><text:span text:style-name="T7">1–3 ft. (ditch)</text:span></text:p>
          </table:table-cell>
          <table:table-cell table:style-name="Table5.A2" office:value-type="string">
            <text:p text:style-name="P14"><text:span text:style-name="T7">15</text:span></text:p>
          </table:table-cell>
        </table:table-row>
        <table:table-row table:style-name="Table5.1">
          <table:table-cell table:style-name="Table5.A2" office:value-type="string">
            <text:p text:style-name="P1"><text:span text:style-name="T7">4–8 ft. (culvert)</text:span></text:p>
          </table:table-cell>
          <table:table-cell table:style-name="Table5.A2" office:value-type="string">
            <text:p text:style-name="P13"><text:span text:style-name="T7">20</text:span></text:p>
          </table:table-cell>
        </table:table-row>
        <table:table-row table:style-name="Table5.1">
          <table:table-cell table:style-name="Table5.A2" office:value-type="string">
            <text:p text:style-name="P1"><text:span text:style-name="T7">8–15 ft. (creek, small ravine)</text:span></text:p>
          </table:table-cell>
          <table:table-cell table:style-name="Table5.A2" office:value-type="string">
            <text:p text:style-name="P13"><text:span text:style-name="T7">25</text:span></text:p>
          </table:table-cell>
        </table:table-row>
        <table:table-row table:style-name="Table5.1">
          <table:table-cell table:style-name="Table5.A2" office:value-type="string">
            <text:p text:style-name="P1"><text:span text:style-name="T7">16–25 ft. (narrow road, small pond)</text:span></text:p>
          </table:table-cell>
          <table:table-cell table:style-name="Table5.A2" office:value-type="string">
            <text:p text:style-name="P13"><text:span text:style-name="T7">35</text:span></text:p>
          </table:table-cell>
        </table:table-row>
        <table:table-row table:style-name="Table5.1">
          <table:table-cell table:style-name="Table5.A6" office:value-type="string">
            <text:p text:style-name="P11"><text:span text:style-name="T7">26–40 ft. (wide road, small river)</text:span></text:p>
          </table:table-cell>
          <table:table-cell table:style-name="Table5.A6" office:value-type="string">
            <text:p text:style-name="P14"><text:span text:style-name="T7">45</text:span></text:p>
          </table:table-cell>
        </table:table-row>
      </table:table>
      <text:p text:style-name="P4"/>
      <table:table table:name="Table6" table:style-name="Table6">
        <table:table-column table:style-name="Table6.A"/>
        <table:table-column table:style-name="Table6.B"/>
        <table:table-row table:style-name="Table6.1">
          <table:table-cell table:style-name="Table6.A1" office:value-type="string">
            <text:h text:style-name="P21" text:outline-level="4"><text:span text:style-name="T2">Vehicle Speed Category</text:span></text:h>
          </table:table-cell>
          <table:table-cell table:style-name="Table6.A1" office:value-type="string">
            <text:h text:style-name="P22" text:outline-level="4"><text:span text:style-name="T2">DC Modifier</text:span></text:h>
          </table:table-cell>
        </table:table-row>
        <table:table-row table:style-name="Table6.1">
          <table:table-cell table:style-name="Table6.A2" office:value-type="string">
            <text:p text:style-name="P11"><text:span text:style-name="T7">Alley speed</text:span></text:p>
          </table:table-cell>
          <table:table-cell table:style-name="Table6.A2" office:value-type="string">
            <text:p text:style-name="P14"><text:span text:style-name="T7">+10</text:span></text:p>
          </table:table-cell>
        </table:table-row>
        <table:table-row table:style-name="Table6.1">
          <table:table-cell table:style-name="Table6.A2" office:value-type="string">
            <text:p text:style-name="P1"><text:span text:style-name="T7">Street speed</text:span></text:p>
          </table:table-cell>
          <table:table-cell table:style-name="Table6.A2" office:value-type="string">
            <text:p text:style-name="P13"><text:span text:style-name="T7">+5</text:span></text:p>
          </table:table-cell>
        </table:table-row>
        <table:table-row table:style-name="Table6.1">
          <table:table-cell table:style-name="Table6.A2" office:value-type="string">
            <text:p text:style-name="P1"><text:span text:style-name="T7">Highway speed</text:span></text:p>
          </table:table-cell>
          <table:table-cell table:style-name="Table6.A2" office:value-type="string">
            <text:p text:style-name="P13"><text:span text:style-name="T7">+0</text:span></text:p>
          </table:table-cell>
        </table:table-row>
        <table:table-row table:style-name="Table6.1">
          <table:table-cell table:style-name="Table6.A5" office:value-type="string">
            <text:p text:style-name="P11"><text:span text:style-name="T7">All-out</text:span></text:p>
          </table:table-cell>
          <table:table-cell table:style-name="Table6.A5" office:value-type="string">
            <text:p text:style-name="P14"><text:span text:style-name="T7">–5</text:span></text:p>
          </table:table-cell>
        </table:table-row>
      </table:table>
      <text:p text:style-name="P4"/>
      <text:p text:style-name="P1"><text:span text:style-name="T4">A shallow gap (1 to 3 feet deep) is equivalent to a Medium-size object; the vehicle may be able to avoid taking collision damage from the failed jump by treating the far side as a hazard and then continue moving (see Avoid Hazard, above).</text:span></text:p>
      <text:p text:style-name="P1"><text:span text:style-name="T4">A moderately deep gap (4 to 10 feet deep) is equivalent to a Huge object. The vehicle can only drive out of the gap if the walls are not too steep.</text:span></text:p>
      <text:p text:style-name="P1"><text:span text:style-name="T4">A deeper gap (11 feet or deeper) is equivalent to a Colossal object. The vehicle can only drive out of the gap if the walls are not too steep.</text:span></text:p>
      <text:p text:style-name="P1"><text:span text:style-name="T4">If the gap is filled with water, the vehicle takes only half damage from the collision with the ground. However, if the water is too deep or the bottom is too soft (GM’s discretion), the vehicle might not be able to move.</text:span></text:p>
      <text:p text:style-name="P1"><text:span text:style-name="T5">Sideswipe:</text:span><text:span text:style-name="T4"> During a vehicle’s movement, a driver can attempt to sideswipe a vehicle or other target, either to deal damage without fully ramming it or to cause another driver to lose control of his or her vehicle.</text:span></text:p>
      <text:p text:style-name="P1"><text:span text:style-name="T4">At character scale, a vehicle must be side by side with its target (that is, occupying the square or squares directly to its side) and moving in the same direction. Attempting a sideswipe costs 1 square of movement.</text:span></text:p>
      <text:p text:style-name="P1"><text:span text:style-name="T4">At chase scale, the vehicle must be in the same square as its target and moving in the same direction. There is no movement cost.</text:span></text:p>
      <text:p text:style-name="P24"><text:span text:style-name="T4">If the stunt is successful, the sideswiping vehicle and the target both take damage as if they had collided (see Collisions and Ramming), except that the collision multiplier is 1/4, and the target (or driver of the target vehicle) can make a Reflex save (DC 15) to reduce the damage to both by half. If the target is another vehicle the driver must succeed at a Drive check (DC 15) at the beginning of his or her next action or lose control of the vehicle.</text:span></text:p>
      <text:p text:style-name="P1"><text:span text:style-name="T4">The DC for a sideswipe is 15. It’s modified by the relative size and speed of the target.</text:span></text:p>
      <text:p text:style-name="P4"/>
      <table:table table:name="Table7" table:style-name="Table7">
        <table:table-column table:style-name="Table7.A"/>
        <table:table-column table:style-name="Table7.B"/>
        <table:table-row table:style-name="Table7.1">
          <table:table-cell table:style-name="Table7.A1" office:value-type="string">
            <text:h text:style-name="P21" text:outline-level="4"><text:span text:style-name="T2">Target Condition</text:span></text:h>
          </table:table-cell>
          <table:table-cell table:style-name="Table7.A1" office:value-type="string">
            <text:h text:style-name="P22" text:outline-level="4"><text:span text:style-name="T2">DC Modifier</text:span></text:h>
          </table:table-cell>
        </table:table-row>
        <table:table-row table:style-name="Table7.1">
          <table:table-cell table:style-name="Table7.A2" office:value-type="string">
            <text:p text:style-name="P11"><text:span text:style-name="T7">Each size category larger</text:span></text:p>
          </table:table-cell>
          <table:table-cell table:style-name="Table7.A2" office:value-type="string">
            <text:p text:style-name="P14"><text:span text:style-name="T7">–5</text:span></text:p>
          </table:table-cell>
        </table:table-row>
        <table:table-row table:style-name="Table7.1">
          <table:table-cell table:style-name="Table7.A2" office:value-type="string">
            <text:p text:style-name="P1"><text:span text:style-name="T7">Each size category smaller</text:span></text:p>
          </table:table-cell>
          <table:table-cell table:style-name="Table7.A2" office:value-type="string">
            <text:p text:style-name="P13"><text:span text:style-name="T7">+5</text:span></text:p>
          </table:table-cell>
        </table:table-row>
        <table:table-row table:style-name="Table7.1">
          <table:table-cell table:style-name="Table7.A4" office:value-type="string">
            <text:p text:style-name="P11"><text:span text:style-name="T7">Each speed category of difference</text:span></text:p>
          </table:table-cell>
          <table:table-cell table:style-name="Table7.A4" office:value-type="string">
            <text:p text:style-name="P14"><text:span text:style-name="T7">–2</text:span></text:p>
          </table:table-cell>
        </table:table-row>
      </table:table>
      <text:p text:style-name="P4"/>
      <text:p text:style-name="P1"><text:span text:style-name="T4">On a failed check, both vehicles take damage as though the sideswipe attempt was a success. However, the other driver does not need to make a check to retain control.</text:span></text:p>
      <text:p text:style-name="P4"><text:soft-page-break/></text:p>
      <text:p text:style-name="P31"><text:span text:style-name="T8">Driver Options</text:span></text:p>
      <text:p text:style-name="P1"><text:span text:style-name="T4">Here is what a vehicle driver can do in a single round:</text:span></text:p>
      <text:p text:style-name="P1"><text:span text:style-name="T5">Choose the Vehicle’s Speed:</text:span><text:span text:style-name="T4"> The driver may increase or decrease his or her vehicle’s speed category by one (or keep it the same).</text:span></text:p>
      <text:p text:style-name="P1"><text:span text:style-name="T5">Optional Attack Action: </text:span><text:span text:style-name="T4">If the driver wants, he or she can use his or her attack action before moving the vehicle. If the driver does so, however, he or she will be limited to a single stunt during movement.</text:span></text:p>
      <text:p text:style-name="P1"><text:span text:style-name="T5">Movement: </text:span><text:span text:style-name="T4">Move the vehicle any number of squares within the vehicle’s speed category. Along the way, perform any number of simple maneuvers (limited only by their movement cost). The driver may also attempt a single stunt as part of the movement (or two, if the driver didn’t take his or her attack action before moving).</text:span></text:p>
      <text:p text:style-name="P1"><text:span text:style-name="T5">Optional Attack Action: </text:span><text:span text:style-name="T4">If the driver did not take an attack action before moving, </text:span><text:span text:style-name="Sidebar_20_Body_20_Italic"><text:span text:style-name="T4">and</text:span></text:span><text:span text:style-name="T4"> performed one or fewer stunts, the driver has an attack action left.</text:span></text:p>
      <text:p text:style-name="P4"/>
      <text:h text:style-name="P19" text:outline-level="3"><text:span text:style-name="T9">Collisions and Ramming</text:span></text:h>
      <text:p text:style-name="P1"><text:span text:style-name="T4">A collision occurs when a vehicle strikes another vehicle or a solid object. Generally, when a vehicle collides with a creature or other moving vehicle, the target can attempt a Reflex save (DC 15) to reduce the damage by half.</text:span></text:p>
      <text:p text:style-name="P4"/>
      <text:p text:style-name="P31"><text:span text:style-name="T8">Resolving Collisions</text:span></text:p>
      <text:p text:style-name="P1"><text:span text:style-name="T4">The base damage dealt by a vehicle collision depends on the speed and size of the objects involved. Use the highest speed and the smallest size of the two colliding objects and refer to Table: Collision Damage.</text:span></text:p>
      <text:p text:style-name="P5"/>
      <table:table table:name="Table8" table:style-name="Table8">
        <table:table-column table:style-name="Table8.A"/>
        <table:table-column table:style-name="Table8.B"/>
        <table:table-row table:style-name="Table8.1">
          <table:table-cell table:style-name="Table8.A1" table:number-columns-spanned="2" office:value-type="string">
            <text:p text:style-name="P11"><text:span text:style-name="T6">Table: Collision Damage</text:span></text:p>
          </table:table-cell>
          <table:covered-table-cell/>
        </table:table-row>
        <table:table-row table:style-name="Table8.2">
          <table:table-cell table:style-name="Table8.A2" office:value-type="string">
            <text:p text:style-name="P12"><text:span text:style-name="T2">Highest Speed</text:span></text:p>
          </table:table-cell>
          <table:table-cell table:style-name="Table8.A2" office:value-type="string">
            <text:h text:style-name="P18" text:outline-level="5"><text:span text:style-name="T2">Damage Die Type</text:span></text:h>
          </table:table-cell>
        </table:table-row>
        <table:table-row table:style-name="Table8.2">
          <table:table-cell table:style-name="Table8.A2" office:value-type="string">
            <text:p text:style-name="P1"><text:span text:style-name="T7">Alley speed</text:span></text:p>
          </table:table-cell>
          <table:table-cell table:style-name="Table8.A2" office:value-type="string">
            <text:p text:style-name="P13"><text:span text:style-name="T7">d2</text:span></text:p>
          </table:table-cell>
        </table:table-row>
        <table:table-row table:style-name="Table8.2">
          <table:table-cell table:style-name="Table8.A2" office:value-type="string">
            <text:p text:style-name="P1"><text:span text:style-name="T7">Street speed</text:span></text:p>
          </table:table-cell>
          <table:table-cell table:style-name="Table8.A2" office:value-type="string">
            <text:p text:style-name="P13"><text:span text:style-name="T7">d4</text:span></text:p>
          </table:table-cell>
        </table:table-row>
        <table:table-row table:style-name="Table8.2">
          <table:table-cell table:style-name="Table8.A2" office:value-type="string">
            <text:p text:style-name="P1"><text:span text:style-name="T7">Highway speed</text:span></text:p>
          </table:table-cell>
          <table:table-cell table:style-name="Table8.A2" office:value-type="string">
            <text:p text:style-name="P13"><text:span text:style-name="T7">d8</text:span></text:p>
          </table:table-cell>
        </table:table-row>
        <table:table-row table:style-name="Table8.2">
          <table:table-cell table:style-name="Table8.A6" office:value-type="string">
            <text:p text:style-name="P11"><text:span text:style-name="T7">All-out</text:span></text:p>
          </table:table-cell>
          <table:table-cell table:style-name="Table8.A6" office:value-type="string">
            <text:p text:style-name="P14"><text:span text:style-name="T7">d12</text:span></text:p>
          </table:table-cell>
        </table:table-row>
      </table:table>
      <text:p text:style-name="P4"/>
      <table:table table:name="Table9" table:style-name="Table9">
        <table:table-column table:style-name="Table9.A"/>
        <table:table-column table:style-name="Table9.B"/>
        <text:soft-page-break/>
        <table:table-row table:style-name="Table9.1">
          <table:table-cell table:style-name="Table9.A1" office:value-type="string">
            <text:h text:style-name="P21" text:outline-level="4"><text:span text:style-name="T2">Smallest Object or Creature Size</text:span></text:h>
          </table:table-cell>
          <table:table-cell table:style-name="Table9.A1" office:value-type="string">
            <text:h text:style-name="P22" text:outline-level="4"><text:span text:style-name="T2">Number of Dice</text:span></text:h>
          </table:table-cell>
        </table:table-row>
        <table:table-row table:style-name="Table9.1">
          <table:table-cell table:style-name="Table9.A2" office:value-type="string">
            <text:p text:style-name="P11"><text:span text:style-name="T7">Colossal</text:span></text:p>
          </table:table-cell>
          <table:table-cell table:style-name="Table9.A2" office:value-type="string">
            <text:p text:style-name="P14"><text:span text:style-name="T7">20</text:span></text:p>
          </table:table-cell>
        </table:table-row>
        <table:table-row table:style-name="Table9.1">
          <table:table-cell table:style-name="Table9.A2" office:value-type="string">
            <text:p text:style-name="P1"><text:span text:style-name="T7">Gargantuan</text:span></text:p>
          </table:table-cell>
          <table:table-cell table:style-name="Table9.A2" office:value-type="string">
            <text:p text:style-name="P13"><text:span text:style-name="T7">16</text:span></text:p>
          </table:table-cell>
        </table:table-row>
        <table:table-row table:style-name="Table9.1">
          <table:table-cell table:style-name="Table9.A2" office:value-type="string">
            <text:p text:style-name="P1"><text:span text:style-name="T7">Huge</text:span></text:p>
          </table:table-cell>
          <table:table-cell table:style-name="Table9.A2" office:value-type="string">
            <text:p text:style-name="P13"><text:span text:style-name="T7">12</text:span></text:p>
          </table:table-cell>
        </table:table-row>
        <table:table-row table:style-name="Table9.1">
          <table:table-cell table:style-name="Table9.A2" office:value-type="string">
            <text:p text:style-name="P1"><text:span text:style-name="T7">Large</text:span></text:p>
          </table:table-cell>
          <table:table-cell table:style-name="Table9.A2" office:value-type="string">
            <text:p text:style-name="P13"><text:span text:style-name="T7">8</text:span></text:p>
          </table:table-cell>
        </table:table-row>
        <table:table-row table:style-name="Table9.1">
          <table:table-cell table:style-name="Table9.A2" office:value-type="string">
            <text:p text:style-name="P1"><text:span text:style-name="T7">Medium-size</text:span></text:p>
          </table:table-cell>
          <table:table-cell table:style-name="Table9.A2" office:value-type="string">
            <text:p text:style-name="P13"><text:span text:style-name="T7">4</text:span></text:p>
          </table:table-cell>
        </table:table-row>
        <table:table-row table:style-name="Table9.1">
          <table:table-cell table:style-name="Table9.A2" office:value-type="string">
            <text:p text:style-name="P1"><text:span text:style-name="T7">Small</text:span></text:p>
          </table:table-cell>
          <table:table-cell table:style-name="Table9.A2" office:value-type="string">
            <text:p text:style-name="P13"><text:span text:style-name="T7">2</text:span></text:p>
          </table:table-cell>
        </table:table-row>
        <table:table-row table:style-name="Table9.1">
          <table:table-cell table:style-name="Table9.A2" office:value-type="string">
            <text:p text:style-name="P1"><text:span text:style-name="T7">Tiny</text:span></text:p>
          </table:table-cell>
          <table:table-cell table:style-name="Table9.A2" office:value-type="string">
            <text:p text:style-name="P13"><text:span text:style-name="T7">1</text:span></text:p>
          </table:table-cell>
        </table:table-row>
        <table:table-row table:style-name="Table9.1">
          <table:table-cell table:style-name="Table9.A9" office:value-type="string">
            <text:p text:style-name="P11"><text:span text:style-name="T7">Smaller than Tiny</text:span></text:p>
          </table:table-cell>
          <table:table-cell table:style-name="Table9.A9" office:value-type="string">
            <text:p text:style-name="P14"><text:span text:style-name="T7">0</text:span></text:p>
          </table:table-cell>
        </table:table-row>
      </table:table>
      <text:p text:style-name="P4"/>
      <text:p text:style-name="P1"><text:span text:style-name="T4">After finding the base damage, determine the collision’s damage multiplier based on how the colliding vehicle struck the other vehicle or object. (For vehicles moving in reverse, consider the back end to be the vehicle’s “front” for determining the collision multiplier.) Consult Table: Collision Direction for a multiplier.</text:span></text:p>
      <text:p text:style-name="P1"><text:span text:style-name="T4">Once the damage has been determined, apply it to both vehicles (or objects or creatures) involved in the collision. Both vehicles reduce their speed by two speed categories. If the colliding vehicle moved the minimum number of squares for its new speed category before the collision, it ends its movement immediately. If not, it pushes the other vehicle or object aside, if possible, and continues until it has moved the minimum number of squares for its new speed category.</text:span></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11"><text:span text:style-name="T6">Table: Collision Direction</text:span></text:p>
          </table:table-cell>
          <table:covered-table-cell/>
        </table:table-row>
        <table:table-row table:style-name="Table10.2">
          <table:table-cell table:style-name="Table10.A2" office:value-type="string">
            <text:p text:style-name="P12"><text:span text:style-name="T2">Colliding Vehicle’s Target</text:span></text:p>
          </table:table-cell>
          <table:table-cell table:style-name="Table10.A2" office:value-type="string">
            <text:h text:style-name="P18" text:outline-level="5"><text:span text:style-name="T2">Multiplier</text:span></text:h>
          </table:table-cell>
        </table:table-row>
        <table:table-row table:style-name="Table10.2">
          <table:table-cell table:style-name="Table10.A2" office:value-type="string">
            <text:p text:style-name="P1"><text:span text:style-name="T14">A stationary object</text:span></text:p>
          </table:table-cell>
          <table:table-cell table:style-name="Table10.A2" office:value-type="string">
            <text:p text:style-name="P13"><text:span text:style-name="T14">x 1</text:span></text:p>
          </table:table-cell>
        </table:table-row>
        <table:table-row table:style-name="Table10.2">
          <table:table-cell table:style-name="Table10.A2" office:value-type="string">
            <text:p text:style-name="P1"><text:span text:style-name="T7">A moving vehicle, striking head-on or 45 degrees from head-on</text:span></text:p>
          </table:table-cell>
          <table:table-cell table:style-name="Table10.A2" office:value-type="string">
            <text:p text:style-name="P13"><text:span text:style-name="T7">x 2</text:span></text:p>
          </table:table-cell>
        </table:table-row>
        <table:table-row table:style-name="Table10.2">
          <table:table-cell table:style-name="Table10.A2" office:value-type="string">
            <text:p text:style-name="P1"><text:span text:style-name="T7">A moving vehicle, striking perpendicular</text:span></text:p>
          </table:table-cell>
          <table:table-cell table:style-name="Table10.A2" office:value-type="string">
            <text:p text:style-name="P13"><text:span text:style-name="T7">x 1</text:span></text:p>
          </table:table-cell>
        </table:table-row>
        <table:table-row table:style-name="Table10.2">
          <table:table-cell table:style-name="Table10.A2" office:value-type="string">
            <text:p text:style-name="P1"><text:span text:style-name="T7">A moving vehicle, striking from the rear or 45 degrees from the rear</text:span></text:p>
          </table:table-cell>
          <table:table-cell table:style-name="Table10.A2" office:value-type="string">
            <text:p text:style-name="P13"><text:span text:style-name="T7">x 1/2</text:span></text:p>
          </table:table-cell>
        </table:table-row>
        <table:table-row table:style-name="Table10.2">
          <table:table-cell table:style-name="Table10.A7" office:value-type="string">
            <text:p text:style-name="P11"><text:span text:style-name="T7">A vehicle being sideswiped (see Sideswipe)</text:span></text:p>
          </table:table-cell>
          <table:table-cell table:style-name="Table10.A7" office:value-type="string">
            <text:p text:style-name="P14"><text:span text:style-name="T7">x 1/4</text:span></text:p>
          </table:table-cell>
        </table:table-row>
      </table:table>
      <text:p text:style-name="P4"/>
      <text:p text:style-name="P1"><text:span text:style-name="T4">The driver of the vehicle that caused the collision must immediately make a Drive check (DC 15) or lose control of the vehicle (see Losing Control, below). The driver of the other vehicle must succeed on a Drive check (DC 15) at the beginning of his or her next action or lose control of his or her vehicle.</text:span></text:p>
      <text:p text:style-name="P4"/>
      <text:h text:style-name="P19" text:outline-level="3"><text:span text:style-name="T9">Damage to Vehicle Occupants</text:span></text:h>
      <text:p text:style-name="P1"><text:span text:style-name="T4">When a vehicle takes damage from a collision, its occupants may take damage as well. The base amount of damage depends on the cover offered by the vehicle.</text:span></text:p>
      <table:table table:name="Table11" table:style-name="Table11">
        <table:table-column table:style-name="Table11.A"/>
        <table:table-column table:style-name="Table11.B"/>
        <table:table-row table:style-name="Table11.1">
          <table:table-cell table:style-name="Table11.A1" office:value-type="string">
            <text:h text:style-name="P21" text:outline-level="4"><text:span text:style-name="T2">Cover</text:span></text:h>
          </table:table-cell>
          <table:table-cell table:style-name="Table11.A1" office:value-type="string">
            <text:h text:style-name="P21" text:outline-level="4"><text:span text:style-name="T2">Damage</text:span></text:h>
          </table:table-cell>
        </table:table-row>
        <table:table-row table:style-name="Table11.1">
          <table:table-cell table:style-name="Table11.A2" office:value-type="string">
            <text:p text:style-name="P11"><text:span text:style-name="T7">None</text:span></text:p>
          </table:table-cell>
          <table:table-cell table:style-name="Table11.A2" office:value-type="string">
            <text:p text:style-name="P11"><text:span text:style-name="T7">Same as damage taken by vehicle</text:span></text:p>
          </table:table-cell>
        </table:table-row>
        <table:table-row table:style-name="Table11.1">
          <table:table-cell table:style-name="Table11.A2" office:value-type="string">
            <text:p text:style-name="P1"><text:span text:style-name="T7">One-quarter</text:span></text:p>
          </table:table-cell>
          <table:table-cell table:style-name="Table11.A2" office:value-type="string">
            <text:p text:style-name="P1"><text:span text:style-name="T7">One-half damage taken by vehicle</text:span></text:p>
          </table:table-cell>
        </table:table-row>
        <table:table-row table:style-name="Table11.1">
          <table:table-cell table:style-name="Table11.A2" office:value-type="string">
            <text:p text:style-name="P1"><text:span text:style-name="T7">One-half</text:span></text:p>
          </table:table-cell>
          <table:table-cell table:style-name="Table11.A2" office:value-type="string">
            <text:p text:style-name="P1"><text:span text:style-name="T7">One-quarter damage taken by vehicle</text:span></text:p>
          </table:table-cell>
        </table:table-row>
        <table:table-row table:style-name="Table11.1">
          <table:table-cell table:style-name="Table11.A5" office:value-type="string">
            <text:p text:style-name="P11"><text:span text:style-name="T7">Three-quarters or more</text:span></text:p>
          </table:table-cell>
          <table:table-cell table:style-name="Table11.A5" office:value-type="string">
            <text:p text:style-name="P11"><text:span text:style-name="T7">None</text:span></text:p>
          </table:table-cell>
        </table:table-row>
      </table:table>
      <text:p text:style-name="P1"><text:span text:style-name="T4">Each of the occupants may make a Reflex save (DC 15) to take half damage.</text:span></text:p>
      <text:p text:style-name="P4"/>
      <text:h text:style-name="P19" text:outline-level="3"><text:span text:style-name="T9">Losing Control</text:span></text:h>
      <text:p text:style-name="P1"><text:soft-page-break/><text:span text:style-name="T4">A collision or a failed stunt can cause a driver to lose control of his vehicle. In these cases, the driver must make a Drive check to retain control of the vehicle. If this check is successful, the driver maintains control of the vehicle. If it fails, the vehicle goes into a spin. If it fails by 10 or more, the vehicle rolls. Remember that the check/roll modifier from Table: Vehicle Speeds and Modifiers applies to all Drive checks.</text:span></text:p>
      <text:p text:style-name="P1"><text:span text:style-name="T4">An out-of-control vehicle may strike an object or other vehicle. When that happens, a collision occurs (see Collisions and Ramming, above).</text:span></text:p>
      <text:p text:style-name="P1"><text:span text:style-name="T5">Spin:</text:span><text:span text:style-name="T4"> The vehicle skids, spinning wildly.</text:span></text:p>
      <text:p text:style-name="P1"><text:span text:style-name="T4">At character scale, the vehicle moves in its current direction a number of squares equal to the turn number for its speed, then ends its movement. Once it stops, roll 1d8 to determine its new facing: 1, no change; 2, right 45 degrees; 3, right 90 degrees; 4, right 135 degrees; 5, 180 degrees; 6, left 135 degrees; 7, left 90 degrees; 8, left 45 degrees. Reorient the vehicle accordingly.</text:span></text:p>
      <text:p text:style-name="P1"><text:span text:style-name="T4">At chase scale, the vehicle moves 1 square and ends its movement. Roll to determine its new facing as indicated above.</text:span></text:p>
      <text:p text:style-name="P1"><text:span text:style-name="T5">Roll: </text:span><text:span text:style-name="T4">The vehicle tumbles, taking damage.</text:span></text:p>
      <text:p text:style-name="P1"><text:span text:style-name="T4">At character scale, the vehicle rolls in a straight line in its current direction for a number of squares equal to the turn number for its speed, then ends its movement. At the end of the vehicle’s roll, reorient the vehicle perpendicular to its original direction of travel (determine left or right randomly).</text:span></text:p>
      <text:p text:style-name="P1"><text:span text:style-name="T4">At chase scale, the vehicle rolls one square before stopping and reorienting.</text:span></text:p>
      <text:p text:style-name="P1"><text:span text:style-name="T4">At either scale, a vehicle takes damage equal to 2d6 x the character scale turn number for its speed (use the turn number from character scale even at chase scale). The vehicle’s occupants take damage equal to 2d4 x the character scale turn number for its speed (Reflex save, DC 15, for half damage).</text:span></text:p>
      <text:p text:style-name="P4"/>
      <text:p text:style-name="P31"><text:span text:style-name="T8">Hide and Seek</text:span></text:p>
      <text:p text:style-name="P1"><text:span text:style-name="T4">When being pursued, a driver can attempt a Hide check to lose the pursuer in heavy traffic, or a Bluff check to misdirect the pursuer before turning onto an off-ramp or a side street.</text:span></text:p>
      <text:p text:style-name="P1"><text:span text:style-name="T4">To make a Hide check, use the normal rules for hiding (see the Hide skill description). The normal size modifiers apply, but because the driver is hiding among other vehicles, most of which are size Large or Huge, he or she gains a +8 bonus on the check. This use of the Hide skill can only be attempted in fairly heavy traffic; in lighter traffic, the GM might not allow it or might apply a penalty to the check.</text:span></text:p>
      <text:p text:style-name="P1"><text:span text:style-name="T4">A driver can use Bluff to make a pursuer think he or she is going a different direction from what the driver intends. Just before making a turn onto an off-ramp or side street, make a Bluff check opposed by the pursuer’s Sense Motive check. If the driver is successful, the pursuer takes a –5 penalty on any Drive check needed to make the turn to follow the driver. If the other driver can make the turn using only simple maneuvers and does not have to make a Drive check, the Bluff attempt has no effect.</text:span></text:p>
      <text:p text:style-name="P4"/>
      <text:h text:style-name="P19" text:outline-level="3"><text:span text:style-name="T9">Fighting from Vehicles</text:span></text:h>
      <text:p text:style-name="P1"><text:span text:style-name="T4">The following rules provide a further framework for combat involving vehicles.</text:span></text:p>
      <text:p text:style-name="P4"/>
      <text:p text:style-name="P31"><text:span text:style-name="T8">Vehicle Combat Actions</text:span></text:p>
      <text:p text:style-name="P1"><text:span text:style-name="T4">Actions during vehicle combat are handled the same way as actions during personal combat. In general, a character can take two move actions, one move action and one attack action, or one full-round action in a round. Free actions can be performed normally, in conjunction with another action.</text:span></text:p>
      <text:p text:style-name="P1"><text:span text:style-name="T5">Free Actions: </text:span><text:span text:style-name="T4">Communicating orders is a free action. Characters can perform as many free actions as the GM permits in a single round.</text:span></text:p>
      <text:p text:style-name="P1"><text:span text:style-name="T5">Move Actions: </text:span><text:span text:style-name="T4">Changing position within a vehicle is usually a move action, especially if the character has to trade places with another character. If the character’s movement is short and unobstructed, the character can do it as the equivalent of a 5-foot step. Otherwise, it requires a move action.</text:span></text:p>
      <text:p text:style-name="P1"><text:span text:style-name="T5">Attack Actions:</text:span><text:span text:style-name="T4"> Anyone aboard a vehicle can make an attack with a personal weapon, and drivers and gunners can make attacks with any vehicle-mounted weapons controlled from their positions.</text:span></text:p>
      <text:p text:style-name="P1"><text:span text:style-name="T5">Full-Round Actions: </text:span><text:span text:style-name="T4">Since the driver must use a move action to control the vehicle, he or she can’t take a full-round action unless he or she starts it in one round and completes it on his or her next turn (see Start/Complete Full-Round Action).</text:span></text:p>
      <text:p text:style-name="P2"><text:soft-page-break/></text:p>
      <text:p text:style-name="P31"><text:span text:style-name="T8">Crew Quality</text:span></text:p>
      <text:p text:style-name="P1"><text:span text:style-name="T4">Rather than force the GM to create, or remember, statistics for everyone aboard a vehicle, vehicle statistics include a general “crew quality” descriptor. This indicates a typical crew’s aptitude with the vehicle’s systems.</text:span></text:p>
      <text:p text:style-name="P1"><text:span text:style-name="T4">Table: Vehicle Crew Quality shows the five levels of crew quality for GM-controlled vehicle crews, along with the appropriate check modifier. Use the check modifier for all skill checks related to the operation of the vehicle (including Drive and Repair checks). Use the attack bonus for all attack rolls performed by the crew. For quick reference, Table: Crewed Vehicles shows the typical crew quality, and the crew’s total initiative and maneuver modifiers, for the vehicles covered in this book.</text:span></text:p>
      <text:p text:style-name="P1"><text:span text:style-name="T4">This by no means restricts the GM from creating unique vehicles where the crew’s statistics are included, or from using GM characters’ abilities when they drive or attack from vehicles. It’s merely a shortcut to save time if the GM doesn’t have particular characters behind the wheel.</text:span></text:p>
      <text:p text:style-name="P4"/>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11"><text:span text:style-name="T6">Table: Vehicle Crew Quality</text:span></text:p>
          </table:table-cell>
          <table:covered-table-cell/>
          <table:covered-table-cell/>
        </table:table-row>
        <table:table-row table:style-name="Table12.2">
          <table:table-cell table:style-name="Table12.A2" office:value-type="string">
            <text:p text:style-name="P11"><text:span text:style-name="T6">Crew Quality</text:span></text:p>
          </table:table-cell>
          <table:table-cell table:style-name="Table12.A2" office:value-type="string">
            <text:p text:style-name="P14"><text:span text:style-name="T6">Check Modifier</text:span></text:p>
          </table:table-cell>
          <table:table-cell table:style-name="Table12.A2" office:value-type="string">
            <text:p text:style-name="P14"><text:span text:style-name="T6">Attack Bonus</text:span></text:p>
          </table:table-cell>
        </table:table-row>
        <table:table-row table:style-name="Table12.2">
          <table:table-cell table:style-name="Table12.A2" office:value-type="string">
            <text:p text:style-name="P1"><text:span text:style-name="T7">Untrained</text:span></text:p>
          </table:table-cell>
          <table:table-cell table:style-name="Table12.A2" office:value-type="string">
            <text:p text:style-name="P13"><text:span text:style-name="T7">–4</text:span></text:p>
          </table:table-cell>
          <table:table-cell table:style-name="Table12.A2" office:value-type="string">
            <text:p text:style-name="P13"><text:span text:style-name="T7">–2</text:span></text:p>
          </table:table-cell>
        </table:table-row>
        <table:table-row table:style-name="Table12.2">
          <table:table-cell table:style-name="Table12.A2" office:value-type="string">
            <text:p text:style-name="P1"><text:span text:style-name="T7">Normal</text:span></text:p>
          </table:table-cell>
          <table:table-cell table:style-name="Table12.A2" office:value-type="string">
            <text:p text:style-name="P13"><text:span text:style-name="T7">+2</text:span></text:p>
          </table:table-cell>
          <table:table-cell table:style-name="Table12.A2" office:value-type="string">
            <text:p text:style-name="P13"><text:span text:style-name="T7">+0</text:span></text:p>
          </table:table-cell>
        </table:table-row>
        <table:table-row table:style-name="Table12.2">
          <table:table-cell table:style-name="Table12.A2" office:value-type="string">
            <text:p text:style-name="P24"><text:span text:style-name="T2">Skilled</text:span></text:p>
          </table:table-cell>
          <table:table-cell table:style-name="Table12.A2" office:value-type="string">
            <text:p text:style-name="P28"><text:span text:style-name="T2">+4</text:span></text:p>
          </table:table-cell>
          <table:table-cell table:style-name="Table12.A2" office:value-type="string">
            <text:p text:style-name="P28"><text:span text:style-name="T2">+2</text:span></text:p>
          </table:table-cell>
        </table:table-row>
        <table:table-row table:style-name="Table12.2">
          <table:table-cell table:style-name="Table12.A2" office:value-type="string">
            <text:p text:style-name="P1"><text:span text:style-name="T7">Expert</text:span></text:p>
          </table:table-cell>
          <table:table-cell table:style-name="Table12.A2" office:value-type="string">
            <text:p text:style-name="P13"><text:span text:style-name="T7">+8</text:span></text:p>
          </table:table-cell>
          <table:table-cell table:style-name="Table12.A2" office:value-type="string">
            <text:p text:style-name="P13"><text:span text:style-name="T7">+4</text:span></text:p>
          </table:table-cell>
        </table:table-row>
        <table:table-row table:style-name="Table12.2">
          <table:table-cell table:style-name="Table12.A7" office:value-type="string">
            <text:p text:style-name="P11"><text:span text:style-name="T7">Ace</text:span></text:p>
          </table:table-cell>
          <table:table-cell table:style-name="Table12.A7" office:value-type="string">
            <text:p text:style-name="P14"><text:span text:style-name="T7">+12</text:span></text:p>
          </table:table-cell>
          <table:table-cell table:style-name="Table12.A7" office:value-type="string">
            <text:p text:style-name="P14"><text:span text:style-name="T7">+8/+3</text:span></text:p>
          </table:table-cell>
        </table:table-row>
      </table:table>
      <text:p text:style-name="P4"/>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table:number-columns-spanned="4" office:value-type="string">
            <text:p text:style-name="P11"><text:span text:style-name="T6">Table: Crewed Vehicles</text:span></text:p>
          </table:table-cell>
          <table:covered-table-cell/>
          <table:covered-table-cell/>
          <table:covered-table-cell/>
        </table:table-row>
        <table:table-row table:style-name="Table13.2">
          <table:table-cell table:style-name="Table13.A2" office:value-type="string">
            <text:p text:style-name="P11"><text:span text:style-name="T6">Name</text:span></text:p>
          </table:table-cell>
          <table:table-cell table:style-name="Table13.A2" office:value-type="string">
            <text:p text:style-name="P14"><text:span text:style-name="T6">Crew</text:span></text:p>
          </table:table-cell>
          <table:table-cell table:style-name="Table13.A2" office:value-type="string">
            <text:p text:style-name="P14"><text:span text:style-name="T6">Initiative</text:span></text:p>
          </table:table-cell>
          <table:table-cell table:style-name="Table13.A2" office:value-type="string">
            <text:p text:style-name="P14"><text:span text:style-name="T6">Maneuver</text:span></text:p>
          </table:table-cell>
        </table:table-row>
        <table:table-row table:style-name="Table13.2">
          <table:table-cell table:style-name="Table13.A2" office:value-type="string">
            <text:p text:style-name="P1"><text:span text:style-name="T7">Civilian Aircraft</text:span></text:p>
          </table:table-cell>
          <table:table-cell table:style-name="Table13.A2" office:value-type="string">
            <text:p text:style-name="P9"/>
          </table:table-cell>
          <table:table-cell table:style-name="Table13.A2" office:value-type="string">
            <text:p text:style-name="P9"/>
          </table:table-cell>
          <table:table-cell table:style-name="Table13.A2" office:value-type="string">
            <text:p text:style-name="P9"/>
          </table:table-cell>
        </table:table-row>
        <table:table-row table:style-name="Table13.2">
          <table:table-cell table:style-name="Table13.A2" office:value-type="string">
            <text:p text:style-name="P1"><text:span text:style-name="T7">Bell Jet Ranger</text:span></text:p>
          </table:table-cell>
          <table:table-cell table:style-name="Table13.A2" office:value-type="string">
            <text:p text:style-name="P13"><text:span text:style-name="T7">2 (Skilled +4)</text:span></text:p>
          </table:table-cell>
          <table:table-cell table:style-name="Table13.A2" office:value-type="string">
            <text:p text:style-name="P13"><text:span text:style-name="T7">+0</text:span></text:p>
          </table:table-cell>
          <table:table-cell table:style-name="Table13.A2" office:value-type="string">
            <text:p text:style-name="P13"><text:span text:style-name="T7">+0</text:span></text:p>
          </table:table-cell>
        </table:table-row>
        <table:table-row table:style-name="Table13.2">
          <table:table-cell table:style-name="Table13.A2" office:value-type="string">
            <text:p text:style-name="P1"><text:span text:style-name="T7">Bell Model 212</text:span></text:p>
          </table:table-cell>
          <table:table-cell table:style-name="Table13.A2" office:value-type="string">
            <text:p text:style-name="P13"><text:span text:style-name="T7">2 (Skilled +4)</text:span></text:p>
          </table:table-cell>
          <table:table-cell table:style-name="Table13.A2" office:value-type="string">
            <text:p text:style-name="P13"><text:span text:style-name="T7">+0</text:span></text:p>
          </table:table-cell>
          <table:table-cell table:style-name="Table13.A2" office:value-type="string">
            <text:p text:style-name="P13"><text:span text:style-name="T7">+0</text:span></text:p>
          </table:table-cell>
        </table:table-row>
        <text:soft-page-break/>
        <table:table-row table:style-name="Table13.2">
          <table:table-cell table:style-name="Table13.A2" office:value-type="string">
            <text:p text:style-name="P1"><text:span text:style-name="T7">Cessna 172 Skyhawk</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2</text:span></text:p>
          </table:table-cell>
          <table:table-cell table:style-name="Table13.A2" office:value-type="string">
            <text:p text:style-name="P13"><text:span text:style-name="T7">–2</text:span></text:p>
          </table:table-cell>
        </table:table-row>
        <table:table-row table:style-name="Table13.2">
          <table:table-cell table:style-name="Table13.A2" office:value-type="string">
            <text:p text:style-name="P1"><text:span text:style-name="T7">Learjet Model 45</text:span></text:p>
          </table:table-cell>
          <table:table-cell table:style-name="Table13.A2" office:value-type="string">
            <text:p text:style-name="P13"><text:span text:style-name="T7">2 (Skilled +4)</text:span></text:p>
          </table:table-cell>
          <table:table-cell table:style-name="Table13.A2" office:value-type="string">
            <text:p text:style-name="P13"><text:span text:style-name="T7">+0</text:span></text:p>
          </table:table-cell>
          <table:table-cell table:style-name="Table13.A2" office:value-type="string">
            <text:p text:style-name="P13"><text:span text:style-name="T7">+0</text:span></text:p>
          </table:table-cell>
        </table:table-row>
        <table:table-row table:style-name="Table13.2">
          <table:table-cell table:style-name="Table13.A2" office:value-type="string">
            <text:p text:style-name="P27"/>
          </table:table-cell>
          <table:table-cell table:style-name="Table13.A2" office:value-type="string">
            <text:p text:style-name="P3"/>
          </table:table-cell>
          <table:table-cell table:style-name="Table13.A2" office:value-type="string">
            <text:p text:style-name="P3"/>
          </table:table-cell>
          <table:table-cell table:style-name="Table13.A2" office:value-type="string">
            <text:p text:style-name="P3"/>
          </table:table-cell>
        </table:table-row>
        <table:table-row table:style-name="Table13.2">
          <table:table-cell table:style-name="Table13.A2" office:value-type="string">
            <text:h text:style-name="P20" text:outline-level="4"><text:span text:style-name="T2">Civilian Cars</text:span></text:h>
          </table:table-cell>
          <table:table-cell table:style-name="Table13.A2" office:value-type="string">
            <text:h text:style-name="P23" text:outline-level="4"/>
          </table:table-cell>
          <table:table-cell table:style-name="Table13.A2" office:value-type="string">
            <text:h text:style-name="P23" text:outline-level="4"/>
          </table:table-cell>
          <table:table-cell table:style-name="Table13.A2" office:value-type="string">
            <text:h text:style-name="P23" text:outline-level="4"/>
          </table:table-cell>
        </table:table-row>
        <table:table-row table:style-name="Table13.2">
          <table:table-cell table:style-name="Table13.A2" office:value-type="string">
            <text:p text:style-name="P1"><text:span text:style-name="T7">Acura 3.2 TL</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0</text:span></text:p>
          </table:table-cell>
          <table:table-cell table:style-name="Table13.A2" office:value-type="string">
            <text:p text:style-name="P13"><text:span text:style-name="T7">+1</text:span></text:p>
          </table:table-cell>
        </table:table-row>
        <text:soft-page-break/>
        <table:table-row table:style-name="Table13.2">
          <table:table-cell table:style-name="Table13.A2" office:value-type="string">
            <text:p text:style-name="P1"><text:span text:style-name="T7">Aston-Martin Vanquish</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0</text:span></text:p>
          </table:table-cell>
          <table:table-cell table:style-name="Table13.A2" office:value-type="string">
            <text:p text:style-name="P13"><text:span text:style-name="T7">+2</text:span></text:p>
          </table:table-cell>
        </table:table-row>
        <table:table-row table:style-name="Table13.2">
          <table:table-cell table:style-name="Table13.A2" office:value-type="string">
            <text:p text:style-name="P1"><text:span text:style-name="T7">BMW M3</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0</text:span></text:p>
          </table:table-cell>
          <table:table-cell table:style-name="Table13.A2" office:value-type="string">
            <text:p text:style-name="P13"><text:span text:style-name="T7">+3</text:span></text:p>
          </table:table-cell>
        </table:table-row>
        <table:table-row table:style-name="Table13.2">
          <table:table-cell table:style-name="Table13.A2" office:value-type="string">
            <text:p text:style-name="P1"><text:span text:style-name="T7">Chevrolet Cavalier</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1</text:span></text:p>
          </table:table-cell>
          <table:table-cell table:style-name="Table13.A2" office:value-type="string">
            <text:p text:style-name="P13"><text:span text:style-name="T7">+1</text:span></text:p>
          </table:table-cell>
        </table:table-row>
        <table:table-row table:style-name="Table13.2">
          <table:table-cell table:style-name="Table13.A2" office:value-type="string">
            <text:p text:style-name="P1"><text:span text:style-name="T7">Chevrolet Corvette</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0</text:span></text:p>
          </table:table-cell>
          <table:table-cell table:style-name="Table13.A2" office:value-type="string">
            <text:p text:style-name="P13"><text:span text:style-name="T7">+2</text:span></text:p>
          </table:table-cell>
        </table:table-row>
        <table:table-row table:style-name="Table13.2">
          <table:table-cell table:style-name="Table13.A2" office:value-type="string">
            <text:p text:style-name="P1"><text:span text:style-name="T7">Dodge Neon</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1</text:span></text:p>
          </table:table-cell>
          <table:table-cell table:style-name="Table13.A2" office:value-type="string">
            <text:p text:style-name="P13"><text:span text:style-name="T7">+1</text:span></text:p>
          </table:table-cell>
        </table:table-row>
        <text:soft-page-break/>
        <table:table-row table:style-name="Table13.2">
          <table:table-cell table:style-name="Table13.A2" office:value-type="string">
            <text:p text:style-name="P1"><text:span text:style-name="T7">Ford Crown Victoria</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0</text:span></text:p>
          </table:table-cell>
          <table:table-cell table:style-name="Table13.A2" office:value-type="string">
            <text:p text:style-name="P13"><text:span text:style-name="T7">+1</text:span></text:p>
          </table:table-cell>
        </table:table-row>
        <table:table-row table:style-name="Table13.2">
          <table:table-cell table:style-name="Table13.A2" office:value-type="string">
            <text:p text:style-name="P1"><text:span text:style-name="T7">Jaguar XJS</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0</text:span></text:p>
          </table:table-cell>
          <table:table-cell table:style-name="Table13.A2" office:value-type="string">
            <text:p text:style-name="P13"><text:span text:style-name="T7">+1</text:span></text:p>
          </table:table-cell>
        </table:table-row>
        <table:table-row table:style-name="Table13.2">
          <table:table-cell table:style-name="Table13.A2" office:value-type="string">
            <text:p text:style-name="P1"><text:span text:style-name="T7">Lamborghini Diablo</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0</text:span></text:p>
          </table:table-cell>
          <table:table-cell table:style-name="Table13.A2" office:value-type="string">
            <text:p text:style-name="P13"><text:span text:style-name="T7">+3</text:span></text:p>
          </table:table-cell>
        </table:table-row>
        <table:table-row table:style-name="Table13.2">
          <table:table-cell table:style-name="Table13.A2" office:value-type="string">
            <text:p text:style-name="P1"><text:span text:style-name="T7">Mercedes E55 AMG</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0</text:span></text:p>
          </table:table-cell>
          <table:table-cell table:style-name="Table13.A2" office:value-type="string">
            <text:p text:style-name="P13"><text:span text:style-name="T7">+2</text:span></text:p>
          </table:table-cell>
        </table:table-row>
        <table:table-row table:style-name="Table13.2">
          <table:table-cell table:style-name="Table13.A2" office:value-type="string">
            <text:p text:style-name="P1"><text:span text:style-name="T7">Volkswagen Jetta</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0</text:span></text:p>
          </table:table-cell>
          <table:table-cell table:style-name="Table13.A2" office:value-type="string">
            <text:p text:style-name="P13"><text:span text:style-name="T7">+2</text:span></text:p>
          </table:table-cell>
        </table:table-row>
        <text:soft-page-break/>
        <table:table-row table:style-name="Table13.2">
          <table:table-cell table:style-name="Table13.A2" office:value-type="string">
            <text:p text:style-name="P8"/>
          </table:table-cell>
          <table:table-cell table:style-name="Table13.A2" office:value-type="string">
            <text:p text:style-name="P10"/>
          </table:table-cell>
          <table:table-cell table:style-name="Table13.A2" office:value-type="string">
            <text:p text:style-name="P10"/>
          </table:table-cell>
          <table:table-cell table:style-name="Table13.A2" office:value-type="string">
            <text:p text:style-name="P10"/>
          </table:table-cell>
        </table:table-row>
        <table:table-row table:style-name="Table13.2">
          <table:table-cell table:style-name="Table13.A2" office:value-type="string">
            <text:h text:style-name="P20" text:outline-level="4"><text:span text:style-name="T2">Civilian Motorcycles</text:span></text:h>
          </table:table-cell>
          <table:table-cell table:style-name="Table13.A2" office:value-type="string">
            <text:h text:style-name="P23" text:outline-level="4"/>
          </table:table-cell>
          <table:table-cell table:style-name="Table13.A2" office:value-type="string">
            <text:h text:style-name="P23" text:outline-level="4"/>
          </table:table-cell>
          <table:table-cell table:style-name="Table13.A2" office:value-type="string">
            <text:h text:style-name="P23" text:outline-level="4"/>
          </table:table-cell>
        </table:table-row>
        <table:table-row table:style-name="Table13.2">
          <table:table-cell table:style-name="Table13.A2" office:value-type="string">
            <text:p text:style-name="P1"><text:span text:style-name="T7">Ducati 998R</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2</text:span></text:p>
          </table:table-cell>
          <table:table-cell table:style-name="Table13.A2" office:value-type="string">
            <text:p text:style-name="P13"><text:span text:style-name="T7">+5</text:span></text:p>
          </table:table-cell>
        </table:table-row>
        <table:table-row table:style-name="Table13.2">
          <table:table-cell table:style-name="Table13.A2" office:value-type="string">
            <text:p text:style-name="P1"><text:span text:style-name="T7">Harley Davidson FLSTF</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1</text:span></text:p>
          </table:table-cell>
          <table:table-cell table:style-name="Table13.A2" office:value-type="string">
            <text:p text:style-name="P13"><text:span text:style-name="T7">+3</text:span></text:p>
          </table:table-cell>
        </table:table-row>
        <table:table-row table:style-name="Table13.2">
          <table:table-cell table:style-name="Table13.A2" office:value-type="string">
            <text:p text:style-name="P1"><text:span text:style-name="T7">Yamaha YZ250F</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2</text:span></text:p>
          </table:table-cell>
          <table:table-cell table:style-name="Table13.A2" office:value-type="string">
            <text:p text:style-name="P13"><text:span text:style-name="T7">+4</text:span></text:p>
          </table:table-cell>
        </table:table-row>
        <text:soft-page-break/>
        <table:table-row table:style-name="Table13.2">
          <table:table-cell table:style-name="Table13.A2" office:value-type="string">
            <text:p text:style-name="P8"/>
          </table:table-cell>
          <table:table-cell table:style-name="Table13.A2" office:value-type="string">
            <text:p text:style-name="P10"/>
          </table:table-cell>
          <table:table-cell table:style-name="Table13.A2" office:value-type="string">
            <text:p text:style-name="P10"/>
          </table:table-cell>
          <table:table-cell table:style-name="Table13.A2" office:value-type="string">
            <text:p text:style-name="P10"/>
          </table:table-cell>
        </table:table-row>
        <table:table-row table:style-name="Table13.2">
          <table:table-cell table:style-name="Table13.A2" office:value-type="string">
            <text:h text:style-name="P20" text:outline-level="4"><text:span text:style-name="T2">Civilian Trucks</text:span></text:h>
          </table:table-cell>
          <table:table-cell table:style-name="Table13.A2" office:value-type="string">
            <text:h text:style-name="P23" text:outline-level="4"/>
          </table:table-cell>
          <table:table-cell table:style-name="Table13.A2" office:value-type="string">
            <text:h text:style-name="P23" text:outline-level="4"/>
          </table:table-cell>
          <table:table-cell table:style-name="Table13.A2" office:value-type="string">
            <text:h text:style-name="P23" text:outline-level="4"/>
          </table:table-cell>
        </table:table-row>
        <table:table-row table:style-name="Table13.2">
          <table:table-cell table:style-name="Table13.A2" office:value-type="string">
            <text:p text:style-name="P1"><text:span text:style-name="T7">AM General Hummer</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0</text:span></text:p>
          </table:table-cell>
          <table:table-cell table:style-name="Table13.A2" office:value-type="string">
            <text:p text:style-name="P13"><text:span text:style-name="T7">+0</text:span></text:p>
          </table:table-cell>
        </table:table-row>
        <table:table-row table:style-name="Table13.2">
          <table:table-cell table:style-name="Table13.A2" office:value-type="string">
            <text:p text:style-name="P1"><text:span text:style-name="T7">Chevrolet Suburban</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0</text:span></text:p>
          </table:table-cell>
          <table:table-cell table:style-name="Table13.A2" office:value-type="string">
            <text:p text:style-name="P13"><text:span text:style-name="T7">+0</text:span></text:p>
          </table:table-cell>
        </table:table-row>
        <table:table-row table:style-name="Table13.2">
          <table:table-cell table:style-name="Table13.A2" office:value-type="string">
            <text:p text:style-name="P1"><text:span text:style-name="T7">Dodge Caravan</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0</text:span></text:p>
          </table:table-cell>
          <table:table-cell table:style-name="Table13.A2" office:value-type="string">
            <text:p text:style-name="P13"><text:span text:style-name="T7">+0</text:span></text:p>
          </table:table-cell>
        </table:table-row>
        <text:soft-page-break/>
        <table:table-row table:style-name="Table13.2">
          <table:table-cell table:style-name="Table13.A2" office:value-type="string">
            <text:p text:style-name="P1"><text:span text:style-name="T7">Ford Escape XLT</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0</text:span></text:p>
          </table:table-cell>
          <table:table-cell table:style-name="Table13.A2" office:value-type="string">
            <text:p text:style-name="P13"><text:span text:style-name="T7">+0</text:span></text:p>
          </table:table-cell>
        </table:table-row>
        <table:table-row table:style-name="Table13.2">
          <table:table-cell table:style-name="Table13.A2" office:value-type="string">
            <text:p text:style-name="P1"><text:span text:style-name="T7">Ford F-150 XL</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0</text:span></text:p>
          </table:table-cell>
          <table:table-cell table:style-name="Table13.A2" office:value-type="string">
            <text:p text:style-name="P13"><text:span text:style-name="T7">+0</text:span></text:p>
          </table:table-cell>
        </table:table-row>
        <table:table-row table:style-name="Table13.2">
          <table:table-cell table:style-name="Table13.A2" office:value-type="string">
            <text:p text:style-name="P1"><text:span text:style-name="T7">Toyota Tacoma Xtracab </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0</text:span></text:p>
          </table:table-cell>
          <table:table-cell table:style-name="Table13.A2" office:value-type="string">
            <text:p text:style-name="P13"><text:span text:style-name="T7">+0</text:span></text:p>
          </table:table-cell>
        </table:table-row>
        <table:table-row table:style-name="Table13.2">
          <table:table-cell table:style-name="Table13.A2" office:value-type="string">
            <text:p text:style-name="P8"/>
          </table:table-cell>
          <table:table-cell table:style-name="Table13.A2" office:value-type="string">
            <text:p text:style-name="P10"/>
          </table:table-cell>
          <table:table-cell table:style-name="Table13.A2" office:value-type="string">
            <text:p text:style-name="P10"/>
          </table:table-cell>
          <table:table-cell table:style-name="Table13.A2" office:value-type="string">
            <text:p text:style-name="P10"/>
          </table:table-cell>
        </table:table-row>
        <table:table-row table:style-name="Table13.2">
          <table:table-cell table:style-name="Table13.A2" office:value-type="string">
            <text:h text:style-name="P20" text:outline-level="4"><text:span text:style-name="T2">Civilian Water Vehicles</text:span></text:h>
          </table:table-cell>
          <table:table-cell table:style-name="Table13.A2" office:value-type="string">
            <text:h text:style-name="P23" text:outline-level="4"/>
          </table:table-cell>
          <table:table-cell table:style-name="Table13.A2" office:value-type="string">
            <text:h text:style-name="P23" text:outline-level="4"/>
          </table:table-cell>
          <table:table-cell table:style-name="Table13.A2" office:value-type="string">
            <text:h text:style-name="P23" text:outline-level="4"/>
          </table:table-cell>
        </table:table-row>
        <text:soft-page-break/>
        <table:table-row table:style-name="Table13.2">
          <table:table-cell table:style-name="Table13.A2" office:value-type="string">
            <text:p text:style-name="P1"><text:span text:style-name="T7">Bayliner 1802 Capri</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0</text:span></text:p>
          </table:table-cell>
          <table:table-cell table:style-name="Table13.A2" office:value-type="string">
            <text:p text:style-name="P13"><text:span text:style-name="T7">+0</text:span></text:p>
          </table:table-cell>
        </table:table-row>
        <table:table-row table:style-name="Table13.2">
          <table:table-cell table:style-name="Table13.A2" office:value-type="string">
            <text:p text:style-name="P1"><text:span text:style-name="T7">Fairline Targa 30</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2</text:span></text:p>
          </table:table-cell>
          <table:table-cell table:style-name="Table13.A2" office:value-type="string">
            <text:p text:style-name="P13"><text:span text:style-name="T7">–2</text:span></text:p>
          </table:table-cell>
        </table:table-row>
        <table:table-row table:style-name="Table13.2">
          <table:table-cell table:style-name="Table13.A2" office:value-type="string">
            <text:p text:style-name="P1"><text:span text:style-name="T7">Sea-Doo XP</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1</text:span></text:p>
          </table:table-cell>
          <table:table-cell table:style-name="Table13.A2" office:value-type="string">
            <text:p text:style-name="P13"><text:span text:style-name="T7">+3</text:span></text:p>
          </table:table-cell>
        </table:table-row>
        <table:table-row table:style-name="Table13.2">
          <table:table-cell table:style-name="Table13.A2" office:value-type="string">
            <text:p text:style-name="P8"/>
          </table:table-cell>
          <table:table-cell table:style-name="Table13.A2" office:value-type="string">
            <text:p text:style-name="P10"/>
          </table:table-cell>
          <table:table-cell table:style-name="Table13.A2" office:value-type="string">
            <text:p text:style-name="P10"/>
          </table:table-cell>
          <table:table-cell table:style-name="Table13.A2" office:value-type="string">
            <text:p text:style-name="P10"/>
          </table:table-cell>
        </table:table-row>
        <table:table-row table:style-name="Table13.2">
          <table:table-cell table:style-name="Table13.A2" office:value-type="string">
            <text:h text:style-name="P20" text:outline-level="4"><text:span text:style-name="T2">Other Vehicles</text:span></text:h>
          </table:table-cell>
          <table:table-cell table:style-name="Table13.A2" office:value-type="string">
            <text:h text:style-name="P23" text:outline-level="4"/>
          </table:table-cell>
          <table:table-cell table:style-name="Table13.A2" office:value-type="string">
            <text:h text:style-name="P23" text:outline-level="4"/>
          </table:table-cell>
          <table:table-cell table:style-name="Table13.A2" office:value-type="string">
            <text:h text:style-name="P23" text:outline-level="4"/>
          </table:table-cell>
        </table:table-row>
        <text:soft-page-break/>
        <table:table-row table:style-name="Table13.2">
          <table:table-cell table:style-name="Table13.A2" office:value-type="string">
            <text:p text:style-name="P1"><text:span text:style-name="T7">Armored truck</text:span></text:p>
          </table:table-cell>
          <table:table-cell table:style-name="Table13.A2" office:value-type="string">
            <text:p text:style-name="P13"><text:span text:style-name="T7">2 (Skilled +4)</text:span></text:p>
          </table:table-cell>
          <table:table-cell table:style-name="Table13.A2" office:value-type="string">
            <text:p text:style-name="P13"><text:span text:style-name="T7">+2</text:span></text:p>
          </table:table-cell>
          <table:table-cell table:style-name="Table13.A2" office:value-type="string">
            <text:p text:style-name="P13"><text:span text:style-name="T7">+2</text:span></text:p>
          </table:table-cell>
        </table:table-row>
        <table:table-row table:style-name="Table13.2">
          <table:table-cell table:style-name="Table13.A2" office:value-type="string">
            <text:p text:style-name="P1"><text:span text:style-name="T7">Honda TRX400FW</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1</text:span></text:p>
          </table:table-cell>
          <table:table-cell table:style-name="Table13.A2" office:value-type="string">
            <text:p text:style-name="P13"><text:span text:style-name="T7">+3</text:span></text:p>
          </table:table-cell>
        </table:table-row>
        <table:table-row table:style-name="Table13.2">
          <table:table-cell table:style-name="Table13.A2" office:value-type="string">
            <text:p text:style-name="P1"><text:span text:style-name="T7">Limousine</text:span></text:p>
          </table:table-cell>
          <table:table-cell table:style-name="Table13.A2" office:value-type="string">
            <text:p text:style-name="P13"><text:span text:style-name="T7">1 (Skilled +4)</text:span></text:p>
          </table:table-cell>
          <table:table-cell table:style-name="Table13.A2" office:value-type="string">
            <text:p text:style-name="P13"><text:span text:style-name="T7">+0</text:span></text:p>
          </table:table-cell>
          <table:table-cell table:style-name="Table13.A2" office:value-type="string">
            <text:p text:style-name="P13"><text:span text:style-name="T7">+0</text:span></text:p>
          </table:table-cell>
        </table:table-row>
        <table:table-row table:style-name="Table13.2">
          <table:table-cell table:style-name="Table13.A2" office:value-type="string">
            <text:p text:style-name="P1"><text:span text:style-name="T7">Moving truck</text:span></text:p>
          </table:table-cell>
          <table:table-cell table:style-name="Table13.A2" office:value-type="string">
            <text:p text:style-name="P13"><text:span text:style-name="T7">1 (Normal +2)</text:span></text:p>
          </table:table-cell>
          <table:table-cell table:style-name="Table13.A2" office:value-type="string">
            <text:p text:style-name="P13"><text:span text:style-name="T7">–2</text:span></text:p>
          </table:table-cell>
          <table:table-cell table:style-name="Table13.A2" office:value-type="string">
            <text:p text:style-name="P13"><text:span text:style-name="T7">–2</text:span></text:p>
          </table:table-cell>
        </table:table-row>
        <table:table-row table:style-name="Table13.2">
          <table:table-cell table:style-name="Table13.A2" office:value-type="string">
            <text:p text:style-name="P1"><text:span text:style-name="T7">NABI Model 40LFW</text:span></text:p>
          </table:table-cell>
          <table:table-cell table:style-name="Table13.A2" office:value-type="string">
            <text:p text:style-name="P13"><text:span text:style-name="T7">1 (Skilled +4)</text:span></text:p>
          </table:table-cell>
          <table:table-cell table:style-name="Table13.A2" office:value-type="string">
            <text:p text:style-name="P13"><text:span text:style-name="T7">+0</text:span></text:p>
          </table:table-cell>
          <table:table-cell table:style-name="Table13.A2" office:value-type="string">
            <text:p text:style-name="P13"><text:span text:style-name="T7">+0</text:span></text:p>
          </table:table-cell>
        </table:table-row>
        <text:soft-page-break/>
        <table:table-row table:style-name="Table13.2">
          <table:table-cell table:style-name="Table13.A2" office:value-type="string">
            <text:p text:style-name="P8"/>
          </table:table-cell>
          <table:table-cell table:style-name="Table13.A2" office:value-type="string">
            <text:p text:style-name="P10"/>
          </table:table-cell>
          <table:table-cell table:style-name="Table13.A2" office:value-type="string">
            <text:p text:style-name="P10"/>
          </table:table-cell>
          <table:table-cell table:style-name="Table13.A2" office:value-type="string">
            <text:p text:style-name="P10"/>
          </table:table-cell>
        </table:table-row>
        <table:table-row table:style-name="Table13.2">
          <table:table-cell table:style-name="Table13.A2" office:value-type="string">
            <text:h text:style-name="P20" text:outline-level="4"><text:span text:style-name="T2">Military Vehicles</text:span></text:h>
          </table:table-cell>
          <table:table-cell table:style-name="Table13.A2" office:value-type="string">
            <text:h text:style-name="P23" text:outline-level="4"/>
          </table:table-cell>
          <table:table-cell table:style-name="Table13.A2" office:value-type="string">
            <text:h text:style-name="P23" text:outline-level="4"/>
          </table:table-cell>
          <table:table-cell table:style-name="Table13.A2" office:value-type="string">
            <text:h text:style-name="P23" text:outline-level="4"/>
          </table:table-cell>
        </table:table-row>
        <table:table-row table:style-name="Table13.2">
          <table:table-cell table:style-name="Table13.A2" office:value-type="string">
            <text:p text:style-name="P1"><text:span text:style-name="T7">BMP-2</text:span></text:p>
          </table:table-cell>
          <table:table-cell table:style-name="Table13.A2" office:value-type="string">
            <text:p text:style-name="P13"><text:span text:style-name="T7">3 (Skilled +4)</text:span></text:p>
          </table:table-cell>
          <table:table-cell table:style-name="Table13.A2" office:value-type="string">
            <text:p text:style-name="P13"><text:span text:style-name="T7">+2</text:span></text:p>
          </table:table-cell>
          <table:table-cell table:style-name="Table13.A2" office:value-type="string">
            <text:p text:style-name="P13"><text:span text:style-name="T7">+2</text:span></text:p>
          </table:table-cell>
        </table:table-row>
        <table:table-row table:style-name="Table13.2">
          <table:table-cell table:style-name="Table13.A2" office:value-type="string">
            <text:p text:style-name="P1"><text:span text:style-name="T7">M1A2 Abrams</text:span></text:p>
          </table:table-cell>
          <table:table-cell table:style-name="Table13.A2" office:value-type="string">
            <text:p text:style-name="P13"><text:span text:style-name="T7">4 (Skilled +4)</text:span></text:p>
          </table:table-cell>
          <table:table-cell table:style-name="Table13.A2" office:value-type="string">
            <text:p text:style-name="P13"><text:span text:style-name="T7">+0</text:span></text:p>
          </table:table-cell>
          <table:table-cell table:style-name="Table13.A2" office:value-type="string">
            <text:p text:style-name="P13"><text:span text:style-name="T7">+0</text:span></text:p>
          </table:table-cell>
        </table:table-row>
        <table:table-row table:style-name="Table13.2">
          <table:table-cell table:style-name="Table13.A2" office:value-type="string">
            <text:p text:style-name="P1"><text:span text:style-name="T7">M2A2 Bradley</text:span></text:p>
          </table:table-cell>
          <table:table-cell table:style-name="Table13.A2" office:value-type="string">
            <text:p text:style-name="P13"><text:span text:style-name="T7">3 (Skilled +4)</text:span></text:p>
          </table:table-cell>
          <table:table-cell table:style-name="Table13.A2" office:value-type="string">
            <text:p text:style-name="P13"><text:span text:style-name="T7">+0</text:span></text:p>
          </table:table-cell>
          <table:table-cell table:style-name="Table13.A2" office:value-type="string">
            <text:p text:style-name="P13"><text:span text:style-name="T7">+0</text:span></text:p>
          </table:table-cell>
        </table:table-row>
        <text:soft-page-break/>
        <table:table-row table:style-name="Table13.2">
          <table:table-cell table:style-name="Table13.A2" office:value-type="string">
            <text:p text:style-name="P1"><text:span text:style-name="T7">M113A1 Gavin</text:span></text:p>
          </table:table-cell>
          <table:table-cell table:style-name="Table13.A2" office:value-type="string">
            <text:p text:style-name="P13"><text:span text:style-name="T7">2 (Skilled +4)</text:span></text:p>
          </table:table-cell>
          <table:table-cell table:style-name="Table13.A2" office:value-type="string">
            <text:p text:style-name="P13"><text:span text:style-name="T7">+2</text:span></text:p>
          </table:table-cell>
          <table:table-cell table:style-name="Table13.A2" office:value-type="string">
            <text:p text:style-name="P13"><text:span text:style-name="T7">+2</text:span></text:p>
          </table:table-cell>
        </table:table-row>
        <table:table-row table:style-name="Table13.2">
          <table:table-cell table:style-name="Table13.A52" office:value-type="string">
            <text:p text:style-name="P11"><text:span text:style-name="T7">UH-60 Black Hawk</text:span></text:p>
          </table:table-cell>
          <table:table-cell table:style-name="Table13.A52" office:value-type="string">
            <text:p text:style-name="P14"><text:span text:style-name="T7">2 (Skilled +4)</text:span></text:p>
          </table:table-cell>
          <table:table-cell table:style-name="Table13.A52" office:value-type="string">
            <text:p text:style-name="P14"><text:span text:style-name="T7">+0</text:span></text:p>
          </table:table-cell>
          <table:table-cell table:style-name="Table13.A52" office:value-type="string">
            <text:p text:style-name="P14"><text:span text:style-name="T7">+0</text:span></text:p>
          </table:table-cell>
        </table:table-row>
      </table:table>
      <text:p text:style-name="P4"/>
      <text:h text:style-name="P19" text:outline-level="3"><text:span text:style-name="T9">Attack Options</text:span></text:h>
      <text:p text:style-name="P1"><text:span text:style-name="T4">Firing a vehicle’s weapon requires an attack action and uses the driver’s or gunner’s ranged attack modifier.</text:span></text:p>
      <text:p text:style-name="P1"><text:span text:style-name="T4">A driver with 5 or more ranks in the Drive skill gains a +2 synergy bonus when firing vehicle-mounted weapons while driving.</text:span></text:p>
      <text:p text:style-name="P1"><text:span text:style-name="T4">Some military vehicles are equipped with fire-control computers. These systems grant equipment bonuses on attack rolls with the vehicle-mounted weapons to which they apply.</text:span></text:p>
      <text:p text:style-name="P1"><text:span text:style-name="T5">Driving Defensively:</text:span><text:span text:style-name="T4"> Just as in melee combat, one can fight defensively while driving a vehicle, which grants a +2 dodge bonus to the vehicle’s Defense and applies a –4 penalty on attack rolls made by occupants of the vehicle.</text:span></text:p>
      <text:p text:style-name="P1"><text:span text:style-name="T5">Total Defense: </text:span><text:span text:style-name="T4">A driver can choose the total defense, action which grants a +4 dodge bonus to Defense but does not allow the driver to attack (gunners or passengers take a –8 penalty on attack rolls). These modifiers last until the driver’s next round of actions.</text:span></text:p>
      <text:p text:style-name="P1"><text:span text:style-name="T5">Full Attack Action: </text:span><text:span text:style-name="T4">A driver cannot normally make a full attack, since controlling the vehicle requires a move action.</text:span></text:p>
      <text:p text:style-name="P1"><text:span text:style-name="T4">Gunners or passengers, however, can take full attack actions, since they don’t have to use a move action (except, perhaps, to change positions in the vehicle). In general, taking a full attack action is useful only if a character has a base attack bonus high enough to get multiple attacks. A passenger can make multiple attacks with his or her own weapon. A gunner can make multiple attacks with one or more weapons controlled from his or her position.</text:span></text:p>
      <text:p text:style-name="P4"/>
      <text:p text:style-name="P31"><text:span text:style-name="T8">Targeting Occupants</text:span></text:p>
      <text:p text:style-name="P1"><text:span text:style-name="T4">An attack made against a vehicle uses the vehicle’s Defense, modified by its speed category. Attackers can choose instead to target specific vehicle occupants.</text:span></text:p>
      <text:p text:style-name="P1"><text:span text:style-name="T4">An attack against a vehicle occupant is made like any other attack. Remember, however, that a character in a vehicle gains bonuses to Defense from both the vehicle’s speed and any cover it provides.</text:span></text:p>
      <text:p text:style-name="P4"/>
      <text:p text:style-name="P31"><text:span text:style-name="T8">Cover</text:span></text:p>
      <text:p text:style-name="P1"><text:span text:style-name="T4">When a character fires from a vehicle, objects or other vehicles in the way can provide cover for the target.</text:span></text:p>
      <text:p text:style-name="P4"/>
      <text:h text:style-name="P19" text:outline-level="3"><text:span text:style-name="T9">Damaging Vehicles</text:span></text:h>
      <text:p text:style-name="P1"><text:span text:style-name="T4">All vehicles have hit points, which are roughly equivalent to a character’s hit points. Like most inanimate objects, vehicles also have hardness. Whenever a vehicle takes damage, subtract the vehicle’s hardness from the damage dealt.</text:span></text:p>
      <text:p text:style-name="P1"><text:span text:style-name="T4">When a vehicle is reduced to 0 hit points, it is disabled. Although it might be repairable, it ceases functioning. A vehicle that is disabled while moving drops one speed category each round until it comes to a stop. The driver cannot attempt any maneuvers except a 45-degree turn.</text:span></text:p>
      <text:p text:style-name="P1"><text:span text:style-name="T4">Unlike characters, vehicles don’t “die” when they reach –10 hit points. Instead, a vehicle is destroyed when it loses hit points equal to twice its full normal total. A destroyed vehicle cannot be repaired.</text:span></text:p>
      <text:p text:style-name="P1"><text:span text:style-name="T5">Energy Attacks: </text:span><text:span text:style-name="T4">Vehicles are treated as objects when subjected to energy attacks. </text:span></text:p>
      <text:p text:style-name="P1"><text:span text:style-name="T5">Exploding Vehicles: </text:span><text:span text:style-name="T4">If the attack that disables a vehicle deals damage equal to half its full normal hit points or more, the vehicle explodes after 1d6 rounds. This explosion deals 10d6 points of fire damage to everyone within the vehicle (Reflex save, DC 20, for half damage), and half that much to everyone and everything within 30 feet of the explosion (Reflex save, DC 15, for half damage).</text:span></text:p>
      <text:p text:style-name="P4"><text:soft-page-break/></text:p>
      <text:h text:style-name="P19" text:outline-level="3"><text:span text:style-name="T9">Repairing Damage</text:span></text:h>
      <text:p text:style-name="P1"><text:span text:style-name="T4">Repairing damage to a vehicle takes a full hour of work, a mechanical tool kit, and a garage or some other suitable facility. (Without the tool kit, a character takes a –4 penalty on his or her Repair check.) At the end of the hour, make a Repair check (DC 20). Success restores 2d6 hit points. If damage remains, the character may continue to make repairs for as many hours as it takes to restore all of the vehicle’s hit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onques-Demi" svg:font-family="Conques-Dem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Symbol" style:font-family-asian="Symbol" style:font-family-generic-asian="system" style:font-pitch-asian="variable" style:font-size-asian="12pt" style:language-asian="en" style:country-asian="US" style:font-name-complex="Wingdings" style:font-family-complex="Wingding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margin-top="0.0693in" fo:margin-bottom="0.0693in" loext:contextual-spacing="false" fo:text-align="start" style:justify-single-word="false" fo:orphans="0" fo:widows="0" fo:text-indent="0in" style:auto-text-indent="false" fo:keep-with-next="always" style:vertical-align="auto"/>
      <style:text-properties fo:color="#ff0000" style:text-line-through-style="solid" style:text-line-through-type="single"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Hanging_20_bullet" style:display-name="Hanging bullet" style:family="paragraph" style:parent-style-name="Standard"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Symbol" style:font-family-asian="Symbol" style:font-family-generic-asian="system" style:font-pitch-asian="variable" style:font-size-asian="10.5pt" style:language-asian="en" style:country-asian="US" style:font-name-complex="Wingdings" style:font-family-complex="Wingdings" style:font-family-generic-complex="system" style:font-pitch-complex="variable" style:font-size-complex="12pt"/>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Symbol" style:font-family-asian="Symbol" style:font-family-generic-asian="system" style:font-pitch-asian="variable" style:font-size-asian="26pt" style:language-asian="en" style:country-asian="US" style:font-name-complex="Wingdings" style:font-family-complex="Wingdings" style:font-family-generic-complex="system" style:font-pitch-complex="variable" style:font-size-complex="12pt"/>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Symbol" style:font-family-asian="Symbol" style:font-family-generic-asian="system" style:font-pitch-asian="variable" style:font-size-asian="10.5pt" style:language-asian="en" style:country-asian="US" style:font-name-complex="Wingdings" style:font-family-complex="Wingdings"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New_20_Style_20_Sheet" style:display-name="New Style Sheet" style:family="text">
      <style:text-properties style:font-name="Agenda-LightCondensed" fo:font-family="Agenda-LightCondensed" style:font-family-generic="roman" style:font-pitch="variable" fo:font-size="9pt" style:font-size-asian="9pt"/>
    </style:style>
    <style:style style:name="Sidebar_20_Body_20_Italic" style:display-name="Sidebar Body Italic" style:family="text">
      <style:text-properties style:font-name="Agenda-LightItalic" fo:font-family="Agenda-LightItalic" style:font-family-generic="roman" style:font-pitch="variable" fo:font-size="9.5pt" style:font-size-asian="9.5pt"/>
    </style:style>
    <style:style style:name="ListLabel_20_1" style:display-name="ListLabel 1"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1.2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1.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2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2.2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1.2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1.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2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2.2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1.2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1.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2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2.2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1.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2.2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5in" fo:text-indent="-1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ehicle Movement and COmbat</dc:title>
    <dc:subject>MSRD</dc:subject>
    <meta:initial-creator>AKSmith</meta:initial-creator>
    <meta:creation-date>2002-09-23T11:36:00</meta:creation-date>
    <dc:date>2003-08-29T10:52:00</dc:date>
    <meta:editing-cycles>52</meta:editing-cycles>
    <meta:editing-duration>PT1M34S</meta:editing-duration>
    <meta:document-statistic meta:table-count="13" meta:image-count="0" meta:object-count="0" meta:page-count="22" meta:paragraph-count="503" meta:word-count="5647" meta:character-count="31802" meta:non-whitespace-character-count="26668"/>
    <meta:generator>LibreOffice/5.4.6.2$Linux_X86_64 LibreOffice_project/40m0$Build-2</meta:generator>
    <meta:user-defined meta:name="Company">Wizards of the Coast</meta:user-defined>
    <meta:user-defined meta:name="Operator">AKSmith</meta:user-defined>
  </office:meta>
</office:document-meta>
</file>